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none" draw:fill-color="#ffffff" fo:min-height="0.355cm" fo:padding-top="0cm" fo:padding-bottom="0cm" fo:padding-left="0cm" fo:padding-right="0cm"/>
    </style:style>
    <style:style style:name="gr22" style:family="graphic" style:parent-style-name="standard">
      <style:graphic-properties draw:fill="solid" draw:fill-color="#999999" draw:textarea-vertical-align="middle" draw:auto-grow-height="false" fo:min-height="0.749cm" fo:min-width="0.499cm"/>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textarea-vertical-align="middle"/>
    </style:style>
    <style:style style:name="gr26" style:family="graphic" style:parent-style-name="standard">
      <style:graphic-properties draw:stroke="dash" draw:stroke-dash="Ultrafine_20_Dashed" draw:textarea-vertical-align="middl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dash" draw:stroke-dash="Ultrafine_20_Dashed" draw:textarea-horizontal-align="justify" draw:textarea-vertical-align="middle" draw:auto-grow-height="false"/>
    </style:style>
    <style:style style:name="gr29" style:family="graphic" style:parent-style-name="standard">
      <style:graphic-properties draw:stroke-dash="Line_20_with_20_Fine_20_Dots" draw:fill="solid" draw:fill-color="#ffffff" draw:textarea-vertical-align="middle"/>
    </style:style>
    <style:style style:name="gr30" style:family="graphic" style:parent-style-name="standard">
      <style:graphic-properties draw:fill="solid" draw:fill-color="#999999" draw:textarea-vertical-align="middle"/>
    </style:style>
    <style:style style:name="gr31" style:family="graphic" style:parent-style-name="standard">
      <style:graphic-properties draw:stroke="none" svg:stroke-color="#000000" draw:fill="none" draw:fill-color="#ffffff" fo:min-height="0.35cm" fo:padding-top="0.1cm" fo:padding-bottom="0cm" fo:padding-left="0cm" fo:padding-right="0cm"/>
    </style:style>
    <style:style style:name="gr32" style:family="graphic" style:parent-style-name="standard">
      <style:graphic-properties svg:stroke-color="#4c4c4c" draw:marker-start="Arrow" draw:marker-start-width="0.07cm" draw:textarea-vertical-align="middle"/>
    </style:style>
    <style:style style:name="gr33" style:family="graphic" style:parent-style-name="standard">
      <style:graphic-properties svg:stroke-color="#4c4c4c" draw:marker-start="Arrow" draw:marker-start-width="0.08cm" draw:marker-end="Arrow" draw:marker-end-width="0.08cm" draw:textarea-vertical-align="middle"/>
    </style:style>
    <style:style style:name="gr34" style:family="graphic" style:parent-style-name="standard">
      <style:graphic-properties draw:stroke="none" svg:stroke-color="#000000" draw:fill="none" draw:fill-color="#ffffff" fo:min-height="0.35cm" fo:padding-top="0cm" fo:padding-bottom="0cm" fo:padding-left="0cm" fo:padding-right="0cm"/>
    </style:style>
    <style:style style:name="gr35" style:family="graphic" style:parent-style-name="standard">
      <style:graphic-properties draw:stroke="none" svg:stroke-color="#000000" draw:fill="none" draw:fill-color="#ffffff" fo:min-height="0.2cm" fo:padding-top="0cm" fo:padding-bottom="0cm" fo:padding-left="0cm" fo:padding-right="0cm"/>
    </style:style>
    <style:style style:name="gr36"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7"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38" style:family="graphic" style:parent-style-name="standard">
      <style:graphic-properties svg:stroke-width="0.03cm" draw:textarea-horizontal-align="center" draw:textarea-vertical-align="middle" fo:padding-top="0.14cm" fo:padding-bottom="0.14cm" fo:padding-left="0.265cm" fo:padding-right="0.265cm"/>
    </style:style>
    <style:style style:name="gr39"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0"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1" style:family="graphic" style:parent-style-name="standard">
      <style:graphic-properties draw:stroke="none" svg:stroke-color="#000000" draw:fill="none" draw:fill-color="#ffffff" fo:min-height="0.444cm" fo:padding-top="0.1cm" fo:padding-bottom="0cm" fo:padding-left="0cm" fo:padding-right="0cm"/>
    </style:style>
    <style:style style:name="gr42" style:family="graphic" style:parent-style-name="standard">
      <style:graphic-properties draw:stroke="none" svg:stroke-color="#000000" draw:fill="none" draw:fill-color="#ffffff" fo:min-height="0.344cm" fo:padding-top="0.1cm" fo:padding-bottom="0cm" fo:padding-left="0cm" fo:padding-right="0cm"/>
    </style:style>
    <style:style style:name="gr43"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4" style:family="graphic" style:parent-style-name="standard">
      <style:graphic-properties draw:stroke="none" draw:fill="hatch" draw:fill-hatch-name="Black_20_45_20_Degrees_20_Wide" draw:fill-hatch-solid="false" draw:textarea-vertical-align="middle"/>
    </style:style>
    <style:style style:name="gr45"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6" style:family="graphic" style:parent-style-name="standard">
      <style:graphic-properties svg:stroke-width="0cm" draw:fill="solid" draw:fill-color="#999999" draw:textarea-vertical-align="middle"/>
    </style:style>
    <style:style style:name="gr47"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48"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49"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0"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1"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2"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3"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4"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5"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7"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58"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59" style:family="graphic" style:parent-style-name="standard">
      <style:graphic-properties draw:stroke="dash" draw:stroke-dash="Ultrafine_20_Dashed" svg:stroke-width="0cm" draw:textarea-horizontal-align="center" draw:textarea-vertical-align="middle"/>
    </style:style>
    <style:style style:name="gr60" style:family="graphic" style:parent-style-name="standard">
      <style:graphic-properties draw:stroke="solid" draw:stroke-dash="Ultrafine_20_Dashed" svg:stroke-width="0cm" draw:textarea-horizontal-align="center" draw:textarea-vertical-align="middle"/>
    </style:style>
    <style:style style:name="gr61"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2" style:family="graphic" style:parent-style-name="standard">
      <style:graphic-properties draw:stroke="none" draw:fill="none" fo:min-height="4.542cm"/>
    </style:style>
    <style:style style:name="gr63"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4"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5"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6"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7"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68"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69"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0"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1"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2" style:family="graphic" style:parent-style-name="standard">
      <style:graphic-properties draw:textarea-horizontal-align="justify" draw:textarea-vertical-align="middle" draw:auto-grow-height="false"/>
    </style:style>
    <style:style style:name="gr73" style:family="graphic" style:parent-style-name="standard">
      <style:graphic-properties draw:textarea-horizontal-align="justify" draw:textarea-vertical-align="top" draw:auto-grow-height="false" fo:padding-top="0cm" fo:padding-bottom="0cm" fo:padding-left="0cm" fo:padding-right="0cm"/>
    </style:style>
    <style:style style:name="gr74"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5" style:family="graphic" style:parent-style-name="standard">
      <style:graphic-properties draw:fill="hatch" draw:fill-hatch-name="Black_20_45_20_Degrees" draw:textarea-vertical-align="middle"/>
    </style:style>
    <style:style style:name="gr76"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7"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78"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79" style:family="graphic" style:parent-style-name="standard">
      <style:graphic-properties draw:fill="gradient" draw:fill-gradient-name="Gradient_20_8"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1"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2"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3" style:family="graphic" style:parent-style-name="standard">
      <style:graphic-properties draw:fill="solid" draw:fill-color="#000000" draw:textarea-vertical-align="middle"/>
    </style:style>
    <style:style style:name="gr84"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5"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6" style:family="graphic" style:parent-style-name="standard">
      <style:graphic-properties svg:stroke-color="#ff0000" draw:marker-start="Small_20_Arrow" draw:marker-start-width="0.1cm" draw:marker-end="Small_20_Arrow" draw:marker-end-width="0.1cm" draw:textarea-vertical-align="middle"/>
    </style:style>
    <style:style style:name="P1" style:family="paragraph">
      <style:paragraph-properties fo:text-align="center"/>
    </style:style>
    <style:style style:name="P2" style:family="paragraph">
      <style:text-properties fo:font-size="14pt"/>
    </style:style>
    <style:style style:name="P3"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4" style:family="paragraph">
      <style:text-properties fo:font-family="Symbol" style:font-family-generic="roman" style:font-pitch="variable" style:font-charset="x-symbol" fo:font-size="14pt"/>
    </style:style>
    <style:style style:name="P5"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6" style:family="paragraph">
      <style:paragraph-properties fo:text-align="center"/>
      <style:text-properties fo:font-size="8pt"/>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text-properties style:font-size-asian="8pt"/>
    </style:style>
    <style:style style:name="P9" style:family="paragraph">
      <style:text-properties fo:font-size="8pt" fo:font-style="normal" style:font-size-asian="8pt" style:font-style-asian="normal" style:font-size-complex="8pt" style:font-style-complex="normal"/>
    </style:style>
    <style:style style:name="P10"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11" style:family="paragraph">
      <style:paragraph-properties fo:text-align="center"/>
      <style:text-properties style:font-size-asian="8pt"/>
    </style:style>
    <style:style style:name="P12" style:family="paragraph">
      <style:paragraph-properties fo:text-align="start"/>
      <style:text-properties fo:font-size="8pt" style:font-size-asian="8pt" style:font-size-complex="8pt"/>
    </style:style>
    <style:style style:name="P13" style:family="paragraph">
      <style:text-properties fo:font-size="5pt" style:font-size-asian="5pt" style:font-size-complex="5pt"/>
    </style:style>
    <style:style style:name="P14"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5"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7"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8"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9" style:family="paragraph">
      <style:text-properties fo:font-size="9pt" style:font-size-asian="9pt" style:font-size-complex="9pt"/>
    </style:style>
    <style:style style:name="P20" style:family="paragraph">
      <style:text-properties fo:font-size="7pt" style:font-size-asian="7pt" style:font-size-complex="7pt"/>
    </style:style>
    <style:style style:name="P21" style:family="paragraph">
      <style:paragraph-properties fo:text-align="center"/>
      <style:text-properties fo:font-size="6pt" style:font-size-asian="6pt" style:font-size-complex="6pt"/>
    </style:style>
    <style:style style:name="P22" style:family="paragraph">
      <style:text-properties fo:font-size="6pt" style:font-size-asian="6pt" style:font-size-complex="6pt"/>
    </style:style>
    <style:style style:name="P23"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4" style:family="paragraph">
      <style:paragraph-properties fo:text-align="justify"/>
    </style:style>
    <style:style style:name="P25"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6" style:family="paragraph">
      <style:paragraph-properties fo:text-align="center"/>
      <style:text-properties fo:font-size="9pt" style:font-size-asian="9pt" style:font-size-complex="9pt"/>
    </style:style>
    <style:style style:name="P27" style:family="paragraph">
      <style:paragraph-properties fo:text-align="center"/>
      <style:text-properties fo:font-family="'Times New Roman'" style:font-family-generic="roman" style:font-pitch="variable" fo:font-size="6pt" style:font-size-asian="6pt" style:font-size-complex="6pt"/>
    </style:style>
    <style:style style:name="P28"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9" style:family="paragraph">
      <style:paragraph-properties fo:text-align="start"/>
    </style:style>
    <style:style style:name="P30" style:family="paragraph">
      <style:paragraph-properties fo:text-align="start"/>
      <style:text-properties fo:font-size="9pt" style:font-size-asian="9pt" style:font-size-complex="9pt"/>
    </style:style>
    <style:style style:name="P31" style:family="paragraph">
      <style:paragraph-properties fo:text-align="center"/>
      <style:text-properties fo:font-family="'Times New Roman'" style:font-family-generic="roman" style:font-pitch="variable" fo:font-size="8pt" style:font-size-asian="8pt" style:font-size-complex="8pt"/>
    </style:style>
    <style:style style:name="P32" style:family="paragraph">
      <style:paragraph-properties fo:text-align="center"/>
      <style:text-properties fo:font-family="'Times New Roman'" style:font-family-generic="roman" style:font-pitch="variable" fo:font-size="9pt" style:font-size-asian="9pt" style:font-size-complex="12pt"/>
    </style:style>
    <style:style style:name="P33" style:family="paragraph">
      <style:paragraph-properties fo:text-align="center"/>
      <style:text-properties fo:font-family="'Times New Roman'" style:font-family-generic="roman" style:font-pitch="variable" fo:font-size="12pt" style:font-size-asian="12pt" style:font-size-complex="12pt"/>
    </style:style>
    <style:style style:name="P34"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5" style:family="paragraph">
      <style:paragraph-properties fo:text-align="center"/>
      <style:text-properties fo:color="#ff0000" fo:font-family="'Times New Roman'" style:font-family-generic="roman" style:font-pitch="variable" fo:font-size="10.5pt" style:font-size-asian="10.5pt" style:font-size-complex="10.5pt"/>
    </style:style>
    <style:style style:name="P36" style:family="paragraph">
      <style:paragraph-properties fo:text-align="center"/>
      <style:text-properties fo:color="#0000ff" fo:font-family="'Times New Roman'" style:font-family-generic="roman" style:font-pitch="variable" fo:font-size="10.5pt" style:font-size-asian="10.5pt" style:font-size-complex="10.5pt"/>
    </style:style>
    <style:style style:name="P37" style:family="paragraph">
      <style:paragraph-properties fo:text-align="center"/>
      <style:text-properties fo:color="#008000" fo:font-family="'Times New Roman'" style:font-family-generic="roman" style:font-pitch="variable" fo:font-size="10.5pt" style:font-size-asian="10.5pt" style:font-size-complex="10.5pt"/>
    </style:style>
    <style:style style:name="P38" style:family="paragraph">
      <style:paragraph-properties fo:text-align="center"/>
      <style:text-properties fo:font-family="'Times New Roman'" style:font-family-generic="roman" style:font-pitch="variable"/>
    </style:style>
    <style:style style:name="P39" style:family="paragraph">
      <style:paragraph-properties fo:text-align="center"/>
      <style:text-properties fo:font-family="'Times New Roman'" style:font-family-generic="roman" style:font-pitch="variable" fo:font-size="10.5pt" style:font-size-asian="10.5pt" style:font-size-complex="10.5pt"/>
    </style:style>
    <style:style style:name="P40" style:family="paragraph">
      <style:paragraph-properties fo:text-align="center"/>
      <style:text-properties fo:font-family="'Times New Roman'" style:font-family-generic="roman" style:font-pitch="variable" fo:font-size="14pt" style:font-size-asian="14pt" style:font-size-complex="14pt"/>
    </style:style>
    <style:style style:name="P41" style:family="paragraph">
      <style:paragraph-properties fo:text-align="center"/>
      <style:text-properties fo:font-size="14pt" style:font-size-asian="14pt" style:font-size-complex="14pt"/>
    </style:style>
    <style:style style:name="P42" style:family="paragraph">
      <style:paragraph-properties fo:text-align="center"/>
      <style:text-properties fo:font-size="12pt" style:font-size-asian="12pt" style:font-size-complex="12pt"/>
    </style:style>
    <style:style style:name="P43" style:family="paragraph">
      <style:paragraph-properties fo:text-align="start"/>
      <style:text-properties fo:font-size="12pt" style:font-size-asian="12pt" style:font-size-complex="12pt"/>
    </style:style>
    <style:style style:name="T1" style:family="text">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T2" style:family="text">
      <style:text-properties fo:font-family="Arial" style:font-family-generic="swiss" style:font-pitch="variable" fo:font-size="14pt" style:font-family-asian="'IPA Pゴシック'" style:font-family-generic-asian="modern" style:font-pitch-asian="variable" style:font-size-asian="14pt" style:font-size-complex="14pt"/>
    </style:style>
    <style:style style:name="T3"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4" style:family="text">
      <style:text-properties fo:font-size="8pt" fo:font-style="normal" style:font-size-asian="8pt" style:font-style-asian="normal" style:font-size-complex="8pt" style:font-style-complex="normal"/>
    </style:style>
    <style:style style:name="T5" style:family="text">
      <style:text-properties fo:font-family="'Times New Roman'" style:font-family-generic="roman" style:font-pitch="variable" fo:font-size="8pt" fo:font-style="italic" style:font-size-asian="8pt" style:font-style-asian="italic" style:font-size-complex="8pt" style:font-style-complex="italic"/>
    </style:style>
    <style:style style:name="T6" style:family="text">
      <style:text-properties style:text-position="-20% 58%" fo:font-family="'Times New Roman'" style:font-family-generic="roman" style:font-pitch="variable" fo:font-size="8pt" fo:font-style="italic" style:font-size-asian="8pt" style:font-style-asian="italic" style:font-size-complex="8pt" style:font-style-complex="italic"/>
    </style:style>
    <style:style style:name="T7"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9"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1"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2" style:family="text">
      <style:text-properties fo:font-size="8pt" style:font-size-asian="8pt" style:font-size-complex="8pt"/>
    </style:style>
    <style:style style:name="T13" style:family="text">
      <style:text-properties fo:font-size="5pt" style:font-size-asian="5pt" style:font-size-complex="5pt"/>
    </style:style>
    <style:style style:name="T14" style:family="text">
      <style:text-properties fo:font-size="5pt" style:text-underline-style="solid" style:text-underline-width="auto" style:text-underline-color="font-color" style:font-size-asian="5pt" style:font-size-complex="5pt"/>
    </style:style>
    <style:style style:name="T15"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6"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7"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8"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19"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20"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1" style:family="text">
      <style:text-properties fo:font-size="9pt" style:font-size-asian="9pt" style:font-size-complex="9pt"/>
    </style:style>
    <style:style style:name="T22" style:family="text">
      <style:text-properties fo:font-size="7pt" style:font-size-asian="7pt" style:font-size-complex="7pt"/>
    </style:style>
    <style:style style:name="T23" style:family="text">
      <style:text-properties fo:font-size="6pt" style:font-size-asian="6pt" style:font-size-complex="6pt"/>
    </style:style>
    <style:style style:name="T24" style:family="text">
      <style:text-properties style:text-position="33% 58%" fo:font-size="6pt" style:font-size-asian="6pt" style:font-size-complex="6pt"/>
    </style:style>
    <style:style style:name="T25" style:family="text">
      <style:text-properties style:text-position="0% 100%" fo:font-size="6pt" style:font-size-asian="6pt" style:font-size-complex="6pt"/>
    </style:style>
    <style:style style:name="T26"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27"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28"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9"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30" style:family="text">
      <style:text-properties style:text-position="-33% 58%" fo:font-family="'Times New Roman'" style:font-family-generic="roman" style:font-pitch="variable" fo:font-size="6pt" style:font-size-asian="6pt" style:font-size-complex="6pt"/>
    </style:style>
    <style:style style:name="T31"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2"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3" style:family="text">
      <style:text-properties style:text-position="33% 58%" fo:font-size="9pt" style:font-size-asian="9pt" style:font-size-complex="9pt"/>
    </style:style>
    <style:style style:name="T34" style:family="text">
      <style:text-properties fo:font-family="'Times New Roman'" style:font-family-generic="roman" style:font-pitch="variable" fo:font-size="8pt" style:font-size-asian="8pt" style:font-size-complex="8pt"/>
    </style:style>
    <style:style style:name="T35" style:family="text">
      <style:text-properties fo:font-family="'Times New Roman'" style:font-family-generic="roman" style:font-pitch="variable" fo:font-size="9pt" style:font-size-asian="9pt" style:font-size-complex="12pt"/>
    </style:style>
    <style:style style:name="T36" style:family="text">
      <style:text-properties fo:font-family="'Times New Roman'" style:font-family-generic="roman" style:font-pitch="variable" fo:font-size="9pt" style:font-size-asian="9pt" style:font-size-complex="9pt"/>
    </style:style>
    <style:style style:name="T37" style:family="text">
      <style:text-properties style:text-position="33% 58%" fo:font-family="'Times New Roman'" style:font-family-generic="roman" style:font-pitch="variable" fo:font-size="9pt" style:font-size-asian="9pt" style:font-size-complex="9pt"/>
    </style:style>
    <style:style style:name="T38"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39"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40" style:family="text">
      <style:text-properties fo:color="#ff0000" fo:font-family="'Times New Roman'" style:font-family-generic="roman" style:font-pitch="variable" fo:font-size="10.5pt" style:font-size-asian="10.5pt" style:font-size-complex="10.5pt"/>
    </style:style>
    <style:style style:name="T41" style:family="text">
      <style:text-properties fo:color="#0000ff" fo:font-family="'Times New Roman'" style:font-family-generic="roman" style:font-pitch="variable" fo:font-size="10.5pt" style:font-size-asian="10.5pt" style:font-size-complex="10.5pt"/>
    </style:style>
    <style:style style:name="T42" style:family="text">
      <style:text-properties fo:color="#008000" fo:font-family="'Times New Roman'" style:font-family-generic="roman" style:font-pitch="variable" fo:font-size="10.5pt" style:font-size-asian="10.5pt" style:font-size-complex="10.5pt"/>
    </style:style>
    <style:style style:name="T43" style:family="text">
      <style:text-properties fo:font-family="'Times New Roman'" style:font-family-generic="roman" style:font-pitch="variable"/>
    </style:style>
    <style:style style:name="T44" style:family="text">
      <style:text-properties fo:font-family="'Times New Roman'" style:font-family-generic="roman" style:font-pitch="variable" fo:font-size="10.5pt" style:font-size-asian="10.5pt" style:font-size-complex="10.5pt"/>
    </style:style>
    <style:style style:name="T45" style:family="text">
      <style:text-properties fo:font-family="'Times New Roman'" style:font-family-generic="roman" style:font-pitch="variable" fo:font-size="14pt" style:font-size-asian="14pt" style:font-size-complex="14pt"/>
    </style:style>
    <style:style style:name="T46" style:family="text">
      <style:text-properties fo:font-size="14pt" style:font-size-asian="14pt" style:font-size-complex="14pt"/>
    </style:style>
    <style:style style:name="T47" style:family="text">
      <style:text-properties fo:font-size="10.5pt" style:font-size-asian="10.5pt" style:font-size-complex="10.5pt"/>
    </style:style>
    <style:style style:name="T48"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3" draw:layer="layout" svg:width="4.6cm" svg:height="1.339cm" svg:x="10.9cm" svg:y="14.483cm">
          <draw:text-box>
            <text:p text:style-name="P2"><text:span text:style-name="T1">この範囲の</text:span><text:span text:style-name="T2">PMV</text:span><text:span text:style-name="T1">値が出力される</text:span></text:p>
          </draw:text-box>
        </draw:frame>
      </draw:page>
      <draw:page draw:name="page2" draw:style-name="dp1" draw:master-page-name="標準">
        <draw:polygon draw:style-name="gr4" draw:text-style-name="P1" draw:layer="layout" svg:width="2.799cm" svg:height="3.499cm" draw:transform="rotate (-1.57079632679579) translate (12.799999999999cm 13.899999999995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5" draw:layer="layout" svg:width="0.5cm" svg:height="0.7cm" svg:x="10.1cm" svg:y="15.1cm">
          <draw:text-box>
            <text:p text:style-name="P4"><text:span text:style-name="T3">g</text:span></text:p>
          </draw:text-box>
        </draw:frame>
        <draw:frame draw:style-name="gr12" draw:text-style-name="P5" draw:layer="layout" svg:width="0.4cm" svg:height="0.7cm" svg:x="6.9cm" svg:y="14.1cm">
          <draw:text-box>
            <text:p text:style-name="P4"><text:span text:style-name="T3">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5" draw:layer="layout" svg:width="0.5cm" svg:height="0.7cm" svg:x="8.5cm" svg:y="6.4cm">
          <draw:text-box>
            <text:p text:style-name="P4"><text:span text:style-name="T3">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7" draw:layer="layout" svg:width="2.9cm" svg:height="0.4cm" svg:x="5.2cm" svg:y="6.3cm">
          <draw:text-box>
            <text:p text:style-name="P6"><text:span text:style-name="T4">水平面全天日射量 </text:span><text:span text:style-name="T5">I</text:span><text:span text:style-name="T6">hol</text:span></text:p>
          </draw:text-box>
        </draw:frame>
        <draw:frame draw:style-name="gr17" draw:text-style-name="P7" draw:layer="layout" svg:width="2.6cm" svg:height="0.655cm" svg:x="5.048cm" svg:y="5.439cm">
          <draw:text-box>
            <text:p text:style-name="P6"><text:span text:style-name="T4">水平面天空日射量</text:span></text:p>
            <text:p text:style-name="P6"><text:span text:style-name="T5">I</text:span><text:span text:style-name="T6">sky</text:span></text:p>
          </draw:text-box>
        </draw:frame>
        <draw:frame draw:style-name="gr17" draw:text-style-name="P9" draw:layer="layout" svg:width="2.6cm" svg:height="0.655cm" svg:x="8.1cm" svg:y="5cm">
          <draw:text-box>
            <text:p text:style-name="P8"><text:span text:style-name="T4">法線面</text:span></text:p>
            <text:p text:style-name="P8"><text:span text:style-name="T4">　直達日射量 </text:span><text:span text:style-name="T5">I</text:span><text:span text:style-name="T6">DN</text:span></text:p>
          </draw:text-box>
        </draw:frame>
        <draw:frame draw:style-name="gr12" draw:text-style-name="P10" draw:layer="layout" svg:width="3.5cm" svg:height="0.7cm" svg:x="7.1cm" svg:y="2.3cm">
          <draw:text-box>
            <text:p text:style-name="P2"><text:span text:style-name="T7">I</text:span><text:span text:style-name="T8">hol</text:span><text:span text:style-name="T9">=</text:span><text:span text:style-name="T7">I</text:span><text:span text:style-name="T8">sky</text:span><text:span text:style-name="T7">+I</text:span><text:span text:style-name="T8">DN</text:span><text:span text:style-name="T10"> </text:span><text:span text:style-name="T7">sinθ</text:span></text:p>
          </draw:text-box>
        </draw:frame>
        <draw:polygon draw:style-name="gr4" draw:text-style-name="P1" draw:layer="layout" svg:width="2.799cm" svg:height="3.499cm" draw:transform="rotate (-1.57079632679579) translate (20.099999999999cm 13.899999999995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5" draw:layer="layout" svg:width="0.5cm" svg:height="0.611cm" svg:x="17.4cm" svg:y="14.889cm">
          <draw:text-box>
            <text:p text:style-name="P4"><text:span text:style-name="T3">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6cm" svg:x2="8.8cm" svg:y2="24.4cm">
          <text:p/>
        </draw:line>
        <draw:line draw:style-name="gr20" draw:text-style-name="P1" draw:layer="layout" svg:x1="9.8cm" svg:y1="19.6cm" svg:x2="9.8cm" svg:y2="24.4cm">
          <text:p/>
        </draw:line>
        <draw:frame draw:style-name="gr21" draw:text-style-name="P7" draw:layer="layout" svg:width="0.8cm" svg:height="0.355cm" svg:x="8.9cm" svg:y="23.1cm">
          <draw:text-box>
            <text:p text:style-name="P11"><text:span text:style-name="T11">吸収</text:span></text:p>
          </draw:text-box>
        </draw:frame>
        <draw:frame draw:style-name="gr21" draw:text-style-name="P7" draw:layer="layout" svg:width="0.8cm" svg:height="0.355cm" svg:x="7.9cm" svg:y="23.101cm">
          <draw:text-box>
            <text:p text:style-name="P11"><text:span text:style-name="T11">反射</text:span></text:p>
          </draw:text-box>
        </draw:frame>
        <draw:frame draw:style-name="gr21" draw:text-style-name="P7" draw:layer="layout" svg:width="0.8cm" svg:height="0.355cm" svg:x="10.2cm" svg:y="23.102cm">
          <draw:text-box>
            <text:p text:style-name="P11"><text:span text:style-name="T11">透過</text:span></text:p>
          </draw:text-box>
        </draw:frame>
        <draw:custom-shape draw:style-name="gr22" draw:text-style-name="P1" draw:layer="layout" svg:width="4cm" svg:height="0.2cm" svg:x="7.3cm" svg:y="23.8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7" draw:layer="layout" svg:width="0.8cm" svg:height="0.355cm" svg:x="8.9cm" svg:y="24.045cm">
          <draw:text-box>
            <text:p text:style-name="P11"><text:span text:style-name="T11">貫流</text:span></text:p>
          </draw:text-box>
        </draw:frame>
      </draw:page>
      <draw:page draw:name="page3" draw:style-name="dp1" draw:master-page-name="標準">
        <draw:rect draw:style-name="gr23" draw:text-style-name="P1" draw:layer="layout" svg:width="3.272cm" svg:height="0.454cm" svg:x="6.728cm" svg:y="5cm">
          <text:p text:style-name="P1">ImmutableMoistAir</text:p>
        </draw:rect>
        <draw:rect draw:style-name="gr23" draw:text-style-name="P1" draw:id="id1" draw:layer="layout" svg:width="3.272cm" svg:height="0.454cm" svg:x="11.273cm" svg:y="5cm">
          <text:p text:style-name="P1">MoistAir</text:p>
        </draw:rect>
        <draw:custom-shape draw:style-name="gr24"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1" svg:d="m11273 5227h-501l2-1h-502">
          <text:p/>
        </draw:connector>
        <draw:rect draw:style-name="gr23" draw:text-style-name="P12" draw:layer="layout" svg:width="3.272cm" svg:height="0.818cm" svg:x="11.273cm" svg:y="5.454cm">
          <text:p text:style-name="P1"><text:span text:style-name="T12">+Set </text:span><text:span text:style-name="T12">各種湿り空気状態</text:span></text:p>
          <text:p text:style-name="P1"><text:span text:style-name="T12">+Get </text:span><text:span text:style-name="T12">各種湿り空気状態</text:span></text:p>
        </draw:rect>
        <draw:rect draw:style-name="gr23" draw:text-style-name="P12" draw:layer="layout" svg:width="3.272cm" svg:height="0.818cm" svg:x="6.727cm" svg:y="5.454cm">
          <text:p text:style-name="P1"><text:span text:style-name="T12">+Get </text:span><text:span text:style-name="T12">各種湿り空気状態</text:span></text:p>
        </draw:rect>
        <draw:circle draw:style-name="gr25" draw:text-style-name="P1" draw:id="id4" draw:layer="layout" svg:width="0.2cm" svg:height="0.2cm" svg:x="6.6cm" svg:y="8cm">
          <text:p/>
        </draw:circle>
        <draw:circle draw:style-name="gr25" draw:text-style-name="P1" draw:id="id7" draw:layer="layout" svg:width="0.2cm" svg:height="0.2cm" svg:x="6.6cm" svg:y="9.3cm">
          <text:p/>
        </draw:circle>
        <draw:connector draw:style-name="gr26" draw:text-style-name="P1" draw:id="id21" draw:layer="layout" draw:type="line" svg:x1="6cm" svg:y1="8.1cm" svg:x2="6.6cm" svg:y2="8.1cm" draw:start-shape="id3" draw:start-glue-point="1" draw:end-shape="id4" draw:end-glue-point="3" svg:d="m6000 8100h600">
          <text:p/>
        </draw:connector>
        <draw:polyline draw:style-name="gr27" draw:text-style-name="P1" draw:id="id5" draw:layer="layout" svg:width="0.199cm" svg:height="0.299cm" draw:transform="rotate (1.5707963267946) translate (7.2cm 8.20000000000386cm)" svg:viewBox="0 0 200 300" draw:points="0,14400 200,14400 0,14500 200,14500 0,14600 200,14600 0,14700 200,14700">
          <text:p/>
        </draw:polyline>
        <draw:connector draw:style-name="gr25" draw:text-style-name="P1" draw:layer="layout" draw:type="line" svg:x1="6.8cm" svg:y1="8.1cm" svg:x2="7.2cm" svg:y2="8.1cm" draw:start-shape="id4" draw:start-glue-point="1" draw:end-shape="id5" draw:end-glue-point="3" svg:d="m6800 8100h400">
          <text:p/>
        </draw:connector>
        <draw:polyline draw:style-name="gr27" draw:text-style-name="P1" draw:id="id6" draw:layer="layout" svg:width="0.199cm" svg:height="0.299cm" svg:x="6.6cm" svg:y="8.6cm" svg:viewBox="0 0 200 300" draw:points="0,0 200,0 0,100 200,100 0,200 200,200 0,300 200,300">
          <text:p/>
        </draw:polyline>
        <draw:connector draw:style-name="gr25" draw:text-style-name="P1" draw:layer="layout" draw:type="line" svg:x1="6.7cm" svg:y1="8.2cm" svg:x2="6.7cm" svg:y2="8.6cm" draw:start-shape="id4" draw:start-glue-point="2" draw:end-shape="id6" draw:end-glue-point="0" svg:d="m6700 8200v400">
          <text:p/>
        </draw:connector>
        <draw:connector draw:style-name="gr25" draw:text-style-name="P1" draw:layer="layout" draw:type="line" svg:x1="6.7cm" svg:y1="8.9cm" svg:x2="6.7cm" svg:y2="9.3cm" draw:start-shape="id6" draw:start-glue-point="2" draw:end-shape="id7" draw:end-glue-point="0" svg:d="m6700 8900v400">
          <text:p/>
        </draw:connector>
        <draw:circle draw:style-name="gr25" draw:text-style-name="P1" draw:id="id8" draw:layer="layout" svg:width="0.2cm" svg:height="0.2cm" svg:x="7.9cm" svg:y="8cm">
          <text:p/>
        </draw:circle>
        <draw:connector draw:style-name="gr25" draw:text-style-name="P1" draw:layer="layout" draw:type="line" svg:x1="7.5cm" svg:y1="8.1cm" svg:x2="7.9cm" svg:y2="8.1cm" draw:start-shape="id5" draw:start-glue-point="1" draw:end-shape="id8" draw:end-glue-point="3" svg:d="m7500 8100h400">
          <text:p/>
        </draw:connector>
        <draw:circle draw:style-name="gr25" draw:text-style-name="P1" draw:id="id10" draw:layer="layout" svg:width="0.2cm" svg:height="0.2cm" svg:x="7.9cm" svg:y="9.3cm">
          <text:p/>
        </draw:circle>
        <draw:polyline draw:style-name="gr27" draw:text-style-name="P1" draw:id="id9" draw:layer="layout" svg:width="0.199cm" svg:height="0.299cm" draw:transform="rotate (1.5707963267946) translate (7.2cm 9.50000000000387cm)" svg:viewBox="0 0 200 300" draw:points="0,14400 200,14400 0,14500 200,14500 0,14600 200,14600 0,14700 200,14700">
          <text:p/>
        </draw:polyline>
        <draw:connector draw:style-name="gr25" draw:text-style-name="P1" draw:layer="layout" draw:type="line" svg:x1="6.8cm" svg:y1="9.4cm" svg:x2="7.2cm" svg:y2="9.4cm" draw:start-shape="id7" draw:start-glue-point="1" draw:end-shape="id9" draw:end-glue-point="3" svg:d="m6800 9400h400">
          <text:p/>
        </draw:connector>
        <draw:connector draw:style-name="gr25" draw:text-style-name="P1" draw:layer="layout" draw:type="line" svg:x1="7.5cm" svg:y1="9.4cm" svg:x2="7.9cm" svg:y2="9.4cm" draw:start-shape="id9" draw:start-glue-point="1" draw:end-shape="id10" draw:end-glue-point="3" svg:d="m7500 9400h400">
          <text:p/>
        </draw:connector>
        <draw:connector draw:style-name="gr25" draw:text-style-name="P1" draw:layer="layout" draw:type="line" svg:x1="8cm" svg:y1="8.2cm" svg:x2="8cm" svg:y2="8.6cm" draw:start-shape="id8" draw:start-glue-point="2" draw:end-shape="id11" draw:end-glue-point="0" svg:d="m8000 8200v400">
          <text:p/>
        </draw:connector>
        <draw:connector draw:style-name="gr25" draw:text-style-name="P1" draw:layer="layout" draw:type="line" svg:x1="8cm" svg:y1="8.9cm" svg:x2="8cm" svg:y2="9.3cm" draw:start-shape="id11" draw:start-glue-point="2" draw:end-shape="id10" draw:end-glue-point="0" svg:d="m8000 8900v400">
          <text:p/>
        </draw:connector>
        <draw:polyline draw:style-name="gr27" draw:text-style-name="P1" draw:id="id11" draw:layer="layout" svg:width="0.199cm" svg:height="0.299cm" svg:x="7.9cm" svg:y="8.6cm" svg:viewBox="0 0 200 300" draw:points="0,0 200,0 0,100 200,100 0,200 200,200 0,300 200,300">
          <text:p/>
        </draw:polyline>
        <draw:connector draw:style-name="gr26" draw:text-style-name="P1" draw:id="id23" draw:layer="layout" draw:type="line" svg:x1="8.1cm" svg:y1="9.4cm" svg:x2="8.7cm" svg:y2="9.4cm" draw:start-shape="id10" draw:start-glue-point="1" draw:end-shape="id12" draw:end-glue-point="3" svg:d="m8100 9400h600">
          <text:p/>
        </draw:connector>
        <draw:custom-shape draw:style-name="gr28"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29" draw:text-style-name="P1" draw:id="id13" draw:layer="layout" svg:width="0.2cm" svg:height="0.2cm" svg:x="10.3cm" svg:y="8cm">
          <text:p/>
        </draw:circle>
        <draw:circle draw:style-name="gr30" draw:text-style-name="P1" draw:id="id16" draw:layer="layout" svg:width="0.2cm" svg:height="0.2cm" svg:x="10.3cm" svg:y="9.3cm">
          <text:p/>
        </draw:circle>
        <draw:polyline draw:style-name="gr27" draw:text-style-name="P1" draw:id="id14" draw:layer="layout" svg:width="0.199cm" svg:height="0.299cm" draw:transform="rotate (1.5707963267946) translate (10.9cm 8.20000000000386cm)" svg:viewBox="0 0 200 300" draw:points="0,21800 200,21800 0,21900 200,21900 0,22000 200,22000 0,22100 200,22100">
          <text:p/>
        </draw:polyline>
        <draw:connector draw:style-name="gr25" draw:text-style-name="P1" draw:layer="layout" draw:type="line" svg:x1="10.5cm" svg:y1="8.1cm" svg:x2="10.9cm" svg:y2="8.1cm" draw:start-shape="id13" draw:start-glue-point="1" draw:end-shape="id14" draw:end-glue-point="3" svg:d="m10500 8100h400">
          <text:p/>
        </draw:connector>
        <draw:polyline draw:style-name="gr27" draw:text-style-name="P1" draw:id="id15" draw:layer="layout" svg:width="0.199cm" svg:height="0.299cm" svg:x="10.3cm" svg:y="8.6cm" svg:viewBox="0 0 200 300" draw:points="0,0 200,0 0,100 200,100 0,200 200,200 0,300 200,300">
          <text:p/>
        </draw:polyline>
        <draw:connector draw:style-name="gr25" draw:text-style-name="P1" draw:layer="layout" draw:type="line" svg:x1="10.4cm" svg:y1="8.2cm" svg:x2="10.4cm" svg:y2="8.6cm" draw:start-shape="id13" draw:start-glue-point="2" draw:end-shape="id15" draw:end-glue-point="0" svg:d="m10400 8200v400">
          <text:p/>
        </draw:connector>
        <draw:connector draw:style-name="gr25" draw:text-style-name="P1" draw:layer="layout" draw:type="line" svg:x1="10.4cm" svg:y1="8.9cm" svg:x2="10.4cm" svg:y2="9.3cm" draw:start-shape="id15" draw:start-glue-point="2" draw:end-shape="id16" draw:end-glue-point="0" svg:d="m10400 8900v400">
          <text:p/>
        </draw:connector>
        <draw:circle draw:style-name="gr25" draw:text-style-name="P1" draw:id="id17" draw:layer="layout" svg:width="0.2cm" svg:height="0.2cm" svg:x="11.6cm" svg:y="8cm">
          <text:p/>
        </draw:circle>
        <draw:connector draw:style-name="gr25" draw:text-style-name="P1" draw:layer="layout" draw:type="line" svg:x1="11.2cm" svg:y1="8.1cm" svg:x2="11.6cm" svg:y2="8.1cm" draw:start-shape="id14" draw:start-glue-point="1" draw:end-shape="id17" draw:end-glue-point="3" svg:d="m11200 8100h400">
          <text:p/>
        </draw:connector>
        <draw:circle draw:style-name="gr25" draw:text-style-name="P1" draw:id="id19" draw:layer="layout" svg:width="0.2cm" svg:height="0.2cm" svg:x="11.6cm" svg:y="9.3cm">
          <text:p/>
        </draw:circle>
        <draw:polyline draw:style-name="gr27" draw:text-style-name="P1" draw:id="id18" draw:layer="layout" svg:width="0.199cm" svg:height="0.299cm" draw:transform="rotate (1.5707963267946) translate (10.9cm 9.50000000000387cm)" svg:viewBox="0 0 200 300" draw:points="0,21800 200,21800 0,21900 200,21900 0,22000 200,22000 0,22100 200,22100">
          <text:p/>
        </draw:polyline>
        <draw:connector draw:style-name="gr25" draw:text-style-name="P1" draw:layer="layout" draw:type="line" svg:x1="10.5cm" svg:y1="9.4cm" svg:x2="10.9cm" svg:y2="9.4cm" draw:start-shape="id16" draw:start-glue-point="1" draw:end-shape="id18" draw:end-glue-point="3" svg:d="m10500 9400h400">
          <text:p/>
        </draw:connector>
        <draw:connector draw:style-name="gr25" draw:text-style-name="P1" draw:layer="layout" draw:type="line" svg:x1="11.2cm" svg:y1="9.4cm" svg:x2="11.6cm" svg:y2="9.4cm" draw:start-shape="id18" draw:start-glue-point="1" draw:end-shape="id19" draw:end-glue-point="3" svg:d="m11200 9400h400">
          <text:p/>
        </draw:connector>
        <draw:connector draw:style-name="gr25" draw:text-style-name="P1" draw:layer="layout" draw:type="line" svg:x1="11.7cm" svg:y1="8.2cm" svg:x2="11.7cm" svg:y2="8.6cm" draw:start-shape="id17" draw:start-glue-point="2" draw:end-shape="id20" draw:end-glue-point="0" svg:d="m11700 8200v400">
          <text:p/>
        </draw:connector>
        <draw:connector draw:style-name="gr25" draw:text-style-name="P1" draw:layer="layout" draw:type="line" svg:x1="11.7cm" svg:y1="8.9cm" svg:x2="11.7cm" svg:y2="9.3cm" draw:start-shape="id20" draw:start-glue-point="2" draw:end-shape="id19" draw:end-glue-point="0" svg:d="m11700 8900v400">
          <text:p/>
        </draw:connector>
        <draw:polyline draw:style-name="gr27" draw:text-style-name="P1" draw:id="id20" draw:layer="layout" svg:width="0.199cm" svg:height="0.299cm" svg:x="11.6cm" svg:y="8.6cm" svg:viewBox="0 0 200 300" draw:points="0,0 200,0 0,100 200,100 0,200 200,200 0,300 200,300">
          <text:p/>
        </draw:polyline>
        <draw:frame draw:style-name="gr31" draw:text-style-name="P13" draw:id="id22" draw:layer="layout" svg:width="3.3cm" svg:height="0.491cm" svg:x="5.6cm" svg:y="10.409cm">
          <draw:text-box>
            <text:p><text:span text:style-name="T13">外部の系からの流入出量を固定する場合には</text:span><text:span text:style-name="T14">ExternalFlow</text:span><text:span text:style-name="T13">プロパティに設定</text:span></text:p>
          </draw:text-box>
        </draw:frame>
        <draw:connector draw:style-name="gr32" draw:text-style-name="P1" draw:layer="layout" draw:type="curve" draw:line-skew="0.65cm" svg:x1="6.3cm" svg:y1="8.1cm" svg:x2="7.25cm" svg:y2="10.409cm" draw:start-shape="id21" draw:start-glue-point="0" draw:end-shape="id22" svg:d="m6300 8100c0 2707 950 1553 950 2309">
          <text:p/>
        </draw:connector>
        <draw:connector draw:style-name="gr32" draw:text-style-name="P1" draw:layer="layout" draw:type="curve" svg:x1="8.4cm" svg:y1="9.4cm" svg:x2="7.25cm" svg:y2="10.409cm" draw:start-shape="id23" draw:start-glue-point="0" draw:end-shape="id22" draw:end-glue-point="0" svg:d="m8400 9400c0 757-1150 253-1150 1009">
          <text:p/>
        </draw:connector>
        <draw:frame draw:style-name="gr31" draw:text-style-name="P13" draw:id="id24" draw:layer="layout" svg:width="3.5cm" svg:height="0.69cm" svg:x="9.7cm" svg:y="10.31cm">
          <draw:text-box>
            <text:p><text:span text:style-name="T13">他の節点への流入出量に関わらずポテンシャルを固定する場合には</text:span><text:span text:style-name="T14">IsBoundaryNode</text:span><text:span text:style-name="T13">プロパティを</text:span><text:span text:style-name="T13">true</text:span><text:span text:style-name="T13">に設定</text:span></text:p>
          </draw:text-box>
        </draw:frame>
        <draw:line draw:style-name="gr33" draw:text-style-name="P1" draw:layer="layout" svg:x1="10.2cm" svg:y1="8.3cm" svg:x2="10.2cm" svg:y2="9.2cm">
          <text:p/>
        </draw:line>
        <draw:line draw:style-name="gr33" draw:text-style-name="P1" draw:layer="layout" svg:x1="11.5cm" svg:y1="9.6cm" svg:x2="10.6cm" svg:y2="9.6cm">
          <text:p/>
        </draw:line>
        <draw:connector draw:style-name="gr32" draw:text-style-name="P1" draw:layer="layout" draw:type="curve" svg:x1="10.4cm" svg:y1="9.5cm" svg:x2="11.45cm" svg:y2="10.31cm" draw:start-shape="id16" draw:start-glue-point="2" draw:end-shape="id24" draw:end-glue-point="0" svg:d="m10400 9500c0 607 1050 203 1050 810">
          <text:p/>
        </draw:connector>
        <draw:frame draw:style-name="gr34" draw:text-style-name="P14" draw:layer="layout" svg:width="0.2cm" svg:height="0.35cm" svg:x="10cm" svg:y="8.6cm">
          <draw:text-box>
            <text:p><text:span text:style-name="T15">g</text:span><text:span text:style-name="T16">1</text:span></text:p>
          </draw:text-box>
        </draw:frame>
        <draw:frame draw:style-name="gr34" draw:text-style-name="P14" draw:layer="layout" svg:width="0.2cm" svg:height="0.35cm" svg:x="11cm" svg:y="9.6cm">
          <draw:text-box>
            <text:p><text:span text:style-name="T15">g</text:span><text:span text:style-name="T16">2</text:span></text:p>
          </draw:text-box>
        </draw:frame>
        <draw:frame draw:style-name="gr34" draw:text-style-name="P14" draw:layer="layout" svg:width="0.2cm" svg:height="0.35cm" svg:x="6.9cm" svg:y="7.85cm">
          <draw:text-box>
            <text:p><text:span text:style-name="T15">p</text:span><text:span text:style-name="T16">1</text:span></text:p>
          </draw:text-box>
        </draw:frame>
        <draw:frame draw:style-name="gr34" draw:text-style-name="P14" draw:layer="layout" svg:width="0.2cm" svg:height="0.35cm" svg:x="7.7cm" svg:y="9.15cm">
          <draw:text-box>
            <text:p><text:span text:style-name="T15">p</text:span><text:span text:style-name="T16">2</text:span></text:p>
          </draw:text-box>
        </draw:frame>
        <draw:frame draw:style-name="gr35" draw:text-style-name="P14" draw:layer="layout" svg:width="0.2cm" svg:height="0.204cm" svg:x="6.162cm" svg:y="7.839cm">
          <draw:text-box>
            <text:p><text:span text:style-name="T15">-G</text:span></text:p>
          </draw:text-box>
        </draw:frame>
        <draw:frame draw:style-name="gr35" draw:text-style-name="P14" draw:layer="layout" svg:width="0.2cm" svg:height="0.204cm" svg:x="8.3cm" svg:y="9.196cm">
          <draw:text-box>
            <text:p><text:span text:style-name="T15">G</text:span></text:p>
          </draw:text-box>
        </draw:frame>
        <draw:frame draw:style-name="gr34" draw:text-style-name="P14" draw:layer="layout" svg:width="0.2cm" svg:height="0.35cm" svg:x="10.1cm" svg:y="9.3cm">
          <draw:text-box>
            <text:p><text:span text:style-name="T15">P</text:span></text:p>
          </draw:text-box>
        </draw:frame>
        <draw:path draw:style-name="gr36" draw:text-style-name="P1" draw:layer="layout" svg:width="0.499cm" svg:height="0.499cm" svg:x="7.3cm" svg:y="20.9cm" svg:viewBox="0 0 500 500" svg:d="m0 500c0-500 500-500 500-500">
          <text:p/>
        </draw:path>
        <draw:path draw:style-name="gr36" draw:text-style-name="P1" draw:layer="layout" svg:width="0.499cm" svg:height="0.499cm" draw:transform="rotate (-1.57079632679579) translate (15.2999999999987cm 20.8999999999978cm)" svg:viewBox="0 0 500 500" svg:d="m0-30100c0-500 500-500 500-500">
          <text:p/>
        </draw:path>
        <draw:path draw:style-name="gr36" draw:text-style-name="P1" draw:layer="layout" svg:width="-0.499cm" svg:height="-0.499cm" svg:x="15.3cm" svg:y="24.9cm" svg:viewBox="0 0 -500 -500" svg:d="m0-49300c0-500 500-500 500-500">
          <text:p/>
        </draw:path>
        <draw:path draw:style-name="gr36" draw:text-style-name="P1" draw:layer="layout" svg:width="0.499cm" svg:height="0.499cm" draw:transform="rotate (1.5707963267946) translate (10.3000000000076cm 24.9000000000076cm)" svg:viewBox="0 0 500 500" svg:d="m0 21100c0-500 500-500 500-500">
          <text:p/>
        </draw:path>
        <draw:circle draw:style-name="gr37" draw:text-style-name="P1" draw:layer="layout" svg:width="0.4cm" svg:height="0.4cm" svg:x="7.1cm" svg:y="22.7cm">
          <text:p/>
        </draw:circle>
        <draw:line draw:style-name="gr38" draw:text-style-name="P1" draw:layer="layout" svg:x1="7.3cm" svg:y1="22.9cm" svg:x2="7.3cm" svg:y2="21.4cm">
          <text:p/>
        </draw:line>
        <draw:line draw:style-name="gr38" draw:text-style-name="P1" draw:layer="layout" svg:x1="5.5cm" svg:y1="22.9cm" svg:x2="17.3cm" svg:y2="22.9cm">
          <text:p/>
        </draw:line>
        <draw:line draw:style-name="gr38" draw:text-style-name="P1" draw:layer="layout" svg:x1="7.7cm" svg:y1="20.9cm" svg:x2="14.8cm" svg:y2="20.9cm">
          <text:p/>
        </draw:line>
        <draw:line draw:style-name="gr38" draw:text-style-name="P1" draw:layer="layout" svg:x1="10.8cm" svg:y1="24.9cm" svg:x2="14.8cm" svg:y2="24.9cm">
          <text:p/>
        </draw:line>
        <draw:circle draw:style-name="gr37" draw:text-style-name="P1" draw:layer="layout" svg:width="0.4cm" svg:height="0.4cm" svg:x="10.1cm" svg:y="22.7cm">
          <text:p/>
        </draw:circle>
        <draw:line draw:style-name="gr38" draw:text-style-name="P1" draw:layer="layout" svg:x1="10.3cm" svg:y1="22.9cm" svg:x2="10.3cm" svg:y2="24.5cm">
          <text:p/>
        </draw:line>
        <draw:circle draw:style-name="gr37" draw:text-style-name="P1" draw:layer="layout" svg:width="0.4cm" svg:height="0.4cm" svg:x="15.1cm" svg:y="22.7cm">
          <text:p/>
        </draw:circle>
        <draw:line draw:style-name="gr38" draw:text-style-name="P1" draw:layer="layout" svg:x1="15.3cm" svg:y1="21.4cm" svg:x2="15.3cm" svg:y2="24.4cm">
          <text:p/>
        </draw:line>
        <draw:line draw:style-name="gr39" draw:text-style-name="P1" draw:layer="layout" svg:x1="5.5cm" svg:y1="22.9cm" svg:x2="6.2cm" svg:y2="22.9cm">
          <text:p/>
        </draw:line>
        <draw:line draw:style-name="gr39" draw:text-style-name="P1" draw:layer="layout" svg:x1="15.9cm" svg:y1="22.9cm" svg:x2="16.6cm" svg:y2="22.9cm">
          <text:p/>
        </draw:line>
        <draw:frame draw:style-name="gr40" draw:text-style-name="P15" draw:layer="layout" svg:width="3.7cm" svg:height="1cm" svg:x="10.2cm" svg:y="20cm">
          <draw:text-box>
            <text:p><text:span text:style-name="T17">A</text:span><text:span text:style-name="T18">:</text:span><text:span text:style-name="T17">R</text:span><text:span text:style-name="T19">A</text:span><text:span text:style-name="T18">=167</text:span></text:p>
          </draw:text-box>
        </draw:frame>
        <draw:frame draw:style-name="gr40" draw:text-style-name="P16" draw:layer="layout" svg:width="0.8cm" svg:height="1cm" svg:x="10.2cm" svg:y="21.8cm">
          <draw:text-box>
            <text:p><text:span text:style-name="T20">2</text:span></text:p>
          </draw:text-box>
        </draw:frame>
        <draw:frame draw:style-name="gr40" draw:text-style-name="P16" draw:layer="layout" svg:width="0.8cm" svg:height="1cm" svg:x="6.8cm" svg:y="21.8cm">
          <draw:text-box>
            <text:p><text:span text:style-name="T20">1</text:span></text:p>
          </draw:text-box>
        </draw:frame>
        <draw:frame draw:style-name="gr40" draw:text-style-name="P16" draw:layer="layout" svg:width="0.8cm" svg:height="1cm" svg:x="15.5cm" svg:y="21.9cm">
          <draw:text-box>
            <text:p><text:span text:style-name="T20">3</text:span></text:p>
          </draw:text-box>
        </draw:frame>
        <draw:frame draw:style-name="gr40" draw:text-style-name="P17" draw:layer="layout" svg:width="1.7cm" svg:height="1cm" svg:x="4.208cm" svg:y="22.427cm">
          <draw:text-box>
            <text:p><text:span text:style-name="T18">7.06</text:span></text:p>
          </draw:text-box>
        </draw:frame>
        <draw:frame draw:style-name="gr40" draw:text-style-name="P18" draw:layer="layout" svg:width="2.7cm" svg:height="1.666cm" svg:x="7.8cm" svg:y="22.871cm">
          <draw:text-box>
            <text:p text:style-name="P1"><text:span text:style-name="T17">B</text:span><text:span text:style-name="T18">:</text:span></text:p>
            <text:p text:style-name="P1"><text:span text:style-name="T17">R</text:span><text:span text:style-name="T19">B</text:span><text:span text:style-name="T18">=192</text:span></text:p>
          </draw:text-box>
        </draw:frame>
        <draw:frame draw:style-name="gr40" draw:text-style-name="P15" draw:layer="layout" svg:width="3.7cm" svg:height="1cm" svg:x="11.3cm" svg:y="21.9cm">
          <draw:text-box>
            <text:p><text:span text:style-name="T17">C</text:span><text:span text:style-name="T18">:</text:span><text:span text:style-name="T17">R</text:span><text:span text:style-name="T19">C</text:span><text:span text:style-name="T18">=840</text:span></text:p>
          </draw:text-box>
        </draw:frame>
        <draw:frame draw:style-name="gr40" draw:text-style-name="P15" draw:layer="layout" svg:width="3.7cm" svg:height="1cm" svg:x="11.2cm" svg:y="23.9cm">
          <draw:text-box>
            <text:p><text:span text:style-name="T17">D</text:span><text:span text:style-name="T18">:</text:span><text:span text:style-name="T17">R</text:span><text:span text:style-name="T19">D</text:span><text:span text:style-name="T18">=4950</text:span></text:p>
          </draw:text-box>
        </draw:frame>
        <draw:frame draw:style-name="gr40" draw:text-style-name="P17" draw:layer="layout" svg:width="1.7cm" svg:height="1cm" svg:x="17.4cm" svg:y="22.427cm">
          <draw:text-box>
            <text:p><text:span text:style-name="T18">7.06</text:span></text:p>
          </draw:text-box>
        </draw:frame>
        <draw:line draw:style-name="gr25" draw:text-style-name="P1" draw:layer="layout" svg:x1="4.9cm" svg:y1="13.6cm" svg:x2="4.9cm" svg:y2="17.1cm">
          <text:p/>
        </draw:line>
        <draw:line draw:style-name="gr25" draw:text-style-name="P1" draw:layer="layout" svg:x1="5.5cm" svg:y1="13.6cm" svg:x2="5.5cm" svg:y2="17.1cm">
          <text:p/>
        </draw:line>
        <draw:line draw:style-name="gr25" draw:text-style-name="P1" draw:layer="layout" svg:x1="7.9cm" svg:y1="13.6cm" svg:x2="7.9cm" svg:y2="17.1cm">
          <text:p/>
        </draw:line>
        <draw:line draw:style-name="gr25" draw:text-style-name="P1" draw:layer="layout" svg:x1="8.5cm" svg:y1="13.6cm" svg:x2="8.5cm" svg:y2="17.1cm">
          <text:p/>
        </draw:line>
        <draw:line draw:style-name="gr25" draw:text-style-name="P1" draw:layer="layout" svg:x1="9.5cm" svg:y1="13.6cm" svg:x2="9.5cm" svg:y2="17.1cm">
          <text:p/>
        </draw:line>
        <draw:circle draw:style-name="gr25" draw:text-style-name="P1" draw:id="id25" draw:layer="layout" svg:width="0.2cm" svg:height="0.2cm" svg:x="4.1cm" svg:y="15.8cm">
          <text:p/>
        </draw:circle>
        <draw:circle draw:style-name="gr25" draw:text-style-name="P1" draw:id="id26" draw:layer="layout" svg:width="0.2cm" svg:height="0.2cm" svg:x="5.1cm" svg:y="15.8cm">
          <text:p/>
        </draw:circle>
        <draw:circle draw:style-name="gr25" draw:text-style-name="P1" draw:id="id27" draw:layer="layout" svg:width="0.2cm" svg:height="0.2cm" svg:x="6.6cm" svg:y="15.8cm">
          <text:p/>
        </draw:circle>
        <draw:circle draw:style-name="gr25" draw:text-style-name="P1" draw:id="id28" draw:layer="layout" svg:width="0.2cm" svg:height="0.2cm" svg:x="8.1cm" svg:y="15.8cm">
          <text:p/>
        </draw:circle>
        <draw:circle draw:style-name="gr25" draw:text-style-name="P1" draw:id="id29" draw:layer="layout" svg:width="0.2cm" svg:height="0.2cm" svg:x="8.9cm" svg:y="15.8cm">
          <text:p/>
        </draw:circle>
        <draw:connector draw:style-name="gr25" draw:text-style-name="P1" draw:layer="layout" draw:type="line" svg:x1="4.3cm" svg:y1="15.9cm" svg:x2="4.5cm" svg:y2="15.9cm" draw:start-shape="id25" draw:start-glue-point="1" svg:d="m4300 15900h200">
          <text:p/>
        </draw:connector>
        <draw:connector draw:style-name="gr25" draw:text-style-name="P1" draw:layer="layout" draw:type="line" svg:x1="4.8cm" svg:y1="15.9cm" svg:x2="5.1cm" svg:y2="15.9cm" draw:end-shape="id26" draw:end-glue-point="3" svg:d="m4800 15900h300">
          <text:p/>
        </draw:connector>
        <draw:circle draw:style-name="gr25" draw:text-style-name="P1" draw:id="id30" draw:layer="layout" svg:width="0.2cm" svg:height="0.2cm" svg:x="10.2cm" svg:y="15.8cm">
          <text:p/>
        </draw:circle>
        <draw:connector draw:style-name="gr25" draw:text-style-name="P1" draw:layer="layout" draw:type="line" svg:x1="5.3cm" svg:y1="15.9cm" svg:x2="5.8cm" svg:y2="15.9cm" draw:start-shape="id26" draw:start-glue-point="1" svg:d="m5300 15900h500">
          <text:p/>
        </draw:connector>
        <draw:connector draw:style-name="gr25" draw:text-style-name="P1" draw:layer="layout" draw:type="line" svg:x1="6.1cm" svg:y1="15.9cm" svg:x2="6.6cm" svg:y2="15.9cm" draw:end-shape="id27" draw:end-glue-point="3" svg:d="m6100 15900h500">
          <text:p/>
        </draw:connector>
        <draw:connector draw:style-name="gr25" draw:text-style-name="P1" draw:layer="layout" draw:type="line" svg:x1="6.8cm" svg:y1="15.9cm" svg:x2="7.3cm" svg:y2="15.9cm" draw:start-shape="id27" draw:start-glue-point="1" svg:d="m6800 15900h500">
          <text:p/>
        </draw:connector>
        <draw:connector draw:style-name="gr25" draw:text-style-name="P1" draw:layer="layout" draw:type="line" svg:x1="7.6cm" svg:y1="15.9cm" svg:x2="8.1cm" svg:y2="15.9cm" draw:end-shape="id28" draw:end-glue-point="3" svg:d="m7600 15900h500">
          <text:p/>
        </draw:connector>
        <draw:connector draw:style-name="gr25" draw:text-style-name="P1" draw:layer="layout" draw:type="line" svg:x1="8.3cm" svg:y1="15.9cm" svg:x2="8.4cm" svg:y2="15.9cm" draw:start-shape="id28" draw:start-glue-point="1" svg:d="m8300 15900h100">
          <text:p/>
        </draw:connector>
        <draw:connector draw:style-name="gr25" draw:text-style-name="P1" draw:layer="layout" draw:type="line" svg:x1="8.7cm" svg:y1="15.9cm" svg:x2="8.9cm" svg:y2="15.9cm" draw:end-shape="id29" draw:end-glue-point="3" svg:d="m8700 15900h200">
          <text:p/>
        </draw:connector>
        <draw:connector draw:style-name="gr25" draw:text-style-name="P1" draw:layer="layout" draw:type="line" svg:x1="9.1cm" svg:y1="15.9cm" svg:x2="9.4cm" svg:y2="15.9cm" draw:start-shape="id29" draw:start-glue-point="1" svg:d="m9100 15900h300">
          <text:p/>
        </draw:connector>
        <draw:connector draw:style-name="gr25" draw:text-style-name="P1" draw:layer="layout" draw:type="line" svg:x1="9.7cm" svg:y1="15.9cm" svg:x2="10.2cm" svg:y2="15.9cm" draw:end-shape="id30" draw:end-glue-point="3" svg:d="m9700 15900h500">
          <text:p/>
        </draw:connector>
        <draw:frame draw:style-name="gr41" draw:text-style-name="P19" draw:layer="layout" svg:width="0.8cm" svg:height="0.544cm" draw:transform="rotate (1.5707963267946) translate (4.956cm 14.7cm)">
          <draw:text-box>
            <text:p><text:span text:style-name="T21">合板</text:span></text:p>
          </draw:text-box>
        </draw:frame>
        <draw:frame draw:style-name="gr42" draw:text-style-name="P19" draw:layer="layout" svg:width="2cm" svg:height="0.444cm" svg:x="5.8cm" svg:y="14.1cm">
          <draw:text-box>
            <text:p><text:span text:style-name="T21">コンクリート</text:span></text:p>
          </draw:text-box>
        </draw:frame>
        <draw:frame draw:style-name="gr42" draw:text-style-name="P19" draw:layer="layout" svg:width="1cm" svg:height="0.444cm" draw:transform="rotate (1.5707963267946) translate (7.956cm 14.9cm)">
          <draw:text-box>
            <text:p><text:span text:style-name="T21">空気層</text:span></text:p>
          </draw:text-box>
        </draw:frame>
        <draw:frame draw:style-name="gr42" draw:text-style-name="P19" draw:layer="layout" svg:width="1cm" svg:height="0.787cm" draw:transform="rotate (1.5707963267946) translate (8.6cm 14.9cm)">
          <draw:text-box>
            <text:p><text:span text:style-name="T21">ロックウール</text:span></text:p>
          </draw:text-box>
        </draw:frame>
        <draw:frame draw:style-name="gr43" draw:text-style-name="P20" draw:layer="layout" svg:width="0.5cm" svg:height="0.28cm" svg:x="4.3cm" svg:y="16.07cm">
          <draw:text-box>
            <text:p><text:span text:style-name="T22">174</text:span></text:p>
          </draw:text-box>
        </draw:frame>
        <draw:frame draw:style-name="gr43" draw:text-style-name="P20" draw:layer="layout" svg:width="0.5cm" svg:height="0.28cm" svg:x="5.7cm" svg:y="16.07cm">
          <draw:text-box>
            <text:p><text:span text:style-name="T22">109</text:span></text:p>
          </draw:text-box>
        </draw:frame>
        <draw:frame draw:style-name="gr43" draw:text-style-name="P20" draw:layer="layout" svg:width="0.5cm" svg:height="0.28cm" svg:x="7.2cm" svg:y="16.07cm">
          <draw:text-box>
            <text:p><text:span text:style-name="T22">86</text:span></text:p>
          </draw:text-box>
        </draw:frame>
        <draw:frame draw:style-name="gr43" draw:text-style-name="P20" draw:layer="layout" svg:width="0.5cm" svg:height="0.28cm" svg:x="8.3cm" svg:y="16.07cm">
          <draw:text-box>
            <text:p><text:span text:style-name="T22">638</text:span></text:p>
          </draw:text-box>
        </draw:frame>
        <draw:frame draw:style-name="gr43" draw:text-style-name="P20" draw:layer="layout" svg:width="0.5cm" svg:height="0.28cm" svg:x="9.4cm" svg:y="16.07cm">
          <draw:text-box>
            <text:p><text:span text:style-name="T22">703</text:span></text:p>
          </draw:text-box>
        </draw:frame>
        <draw:frame draw:style-name="gr43" draw:text-style-name="P21" draw:layer="layout" svg:width="1.1cm" svg:height="0.243cm" svg:x="4.1cm" svg:y="16.357cm">
          <draw:text-box>
            <text:p text:style-name="P1"><text:span text:style-name="T23">(m</text:span><text:span text:style-name="T24">2</text:span><text:span text:style-name="T23">K)/kW</text:span></text:p>
          </draw:text-box>
        </draw:frame>
        <draw:frame draw:style-name="gr43" draw:text-style-name="P21" draw:layer="layout" svg:width="1.1cm" svg:height="0.243cm" svg:x="5.4cm" svg:y="16.358cm">
          <draw:text-box>
            <text:p text:style-name="P1"><text:span text:style-name="T23">(m</text:span><text:span text:style-name="T24">2</text:span><text:span text:style-name="T23">K)/kW</text:span></text:p>
          </draw:text-box>
        </draw:frame>
        <draw:frame draw:style-name="gr43" draw:text-style-name="P21" draw:layer="layout" svg:width="1.1cm" svg:height="0.243cm" svg:x="6.9cm" svg:y="16.359cm">
          <draw:text-box>
            <text:p text:style-name="P1"><text:span text:style-name="T23">(m</text:span><text:span text:style-name="T24">2</text:span><text:span text:style-name="T23">K)/kW</text:span></text:p>
          </draw:text-box>
        </draw:frame>
        <draw:frame draw:style-name="gr43" draw:text-style-name="P21" draw:layer="layout" svg:width="1.1cm" svg:height="0.243cm" svg:x="8cm" svg:y="16.36cm">
          <draw:text-box>
            <text:p text:style-name="P1"><text:span text:style-name="T23">(m</text:span><text:span text:style-name="T24">2</text:span><text:span text:style-name="T23">K)/kW</text:span></text:p>
          </draw:text-box>
        </draw:frame>
        <draw:frame draw:style-name="gr43" draw:text-style-name="P21" draw:layer="layout" svg:width="1.1cm" svg:height="0.243cm" svg:x="9.1cm" svg:y="16.361cm">
          <draw:text-box>
            <text:p text:style-name="P1"><text:span text:style-name="T23">(m</text:span><text:span text:style-name="T24">2</text:span><text:span text:style-name="T23">K)/kW</text:span></text:p>
          </draw:text-box>
        </draw:frame>
        <draw:frame draw:style-name="gr43" draw:text-style-name="P22" draw:layer="layout" svg:width="0.4cm" svg:height="0.243cm" svg:x="5cm" svg:y="15.218cm">
          <draw:text-box>
            <text:p><text:span text:style-name="T23">18</text:span></text:p>
          </draw:text-box>
        </draw:frame>
        <draw:frame draw:style-name="gr43" draw:text-style-name="P21" draw:layer="layout" svg:width="1cm" svg:height="0.243cm" svg:x="4.7cm" svg:y="15.487cm">
          <draw:text-box>
            <text:p text:style-name="P1"><text:span text:style-name="T23">kJ/(m</text:span><text:span text:style-name="T24">2</text:span><text:span text:style-name="T25"> K</text:span><text:span text:style-name="T23">)</text:span></text:p>
          </draw:text-box>
        </draw:frame>
        <draw:polyline draw:style-name="gr27" draw:text-style-name="P1" draw:layer="layout" svg:width="0.199cm" svg:height="0.299cm" draw:transform="rotate (1.5707963267946) translate (4.50000000000117cm 16.0000000000039cm)" svg:viewBox="0 0 200 300" draw:points="100,9000 200,9000 0,9100 200,9100 0,9200 200,9200 0,9300 100,9300">
          <text:p/>
        </draw:polyline>
        <draw:polyline draw:style-name="gr27" draw:text-style-name="P1" draw:layer="layout" svg:width="0.199cm" svg:height="0.299cm" draw:transform="rotate (1.5707963267946) translate (5.80000000000117cm 16.0000000000039cm)" svg:viewBox="0 0 200 300" draw:points="100,11600 200,11600 0,11700 200,11700 0,11800 200,11800 0,11900 100,11900">
          <text:p/>
        </draw:polyline>
        <draw:polyline draw:style-name="gr27" draw:text-style-name="P1" draw:layer="layout" svg:width="0.199cm" svg:height="0.299cm" draw:transform="rotate (1.5707963267946) translate (7.30000000000117cm 16.0000000000039cm)" svg:viewBox="0 0 200 300" draw:points="100,14600 200,14600 0,14700 200,14700 0,14800 200,14800 0,14900 100,14900">
          <text:p/>
        </draw:polyline>
        <draw:polyline draw:style-name="gr27" draw:text-style-name="P1" draw:layer="layout" svg:width="0.199cm" svg:height="0.299cm" draw:transform="rotate (1.5707963267946) translate (8.40000000000117cm 16.0000000000039cm)" svg:viewBox="0 0 200 300" draw:points="100,16800 200,16800 0,16900 200,16900 0,17000 200,17000 0,17100 100,17100">
          <text:p/>
        </draw:polyline>
        <draw:polyline draw:style-name="gr27" draw:text-style-name="P1" draw:layer="layout" svg:width="0.199cm" svg:height="0.299cm" draw:transform="rotate (1.5707963267946) translate (9.40000000000117cm 16.0000000000039cm)" svg:viewBox="0 0 200 300" draw:points="100,18800 200,18800 0,18900 200,18900 0,19000 200,19000 0,19100 100,19100">
          <text:p/>
        </draw:polyline>
        <draw:frame draw:style-name="gr43" draw:text-style-name="P22" draw:layer="layout" svg:width="0.4cm" svg:height="0.243cm" svg:x="6.5cm" svg:y="15.218cm">
          <draw:text-box>
            <text:p><text:span text:style-name="T23">232</text:span></text:p>
          </draw:text-box>
        </draw:frame>
        <draw:frame draw:style-name="gr43" draw:text-style-name="P21" draw:layer="layout" svg:width="1cm" svg:height="0.243cm" svg:x="6.2cm" svg:y="15.487cm">
          <draw:text-box>
            <text:p text:style-name="P1"><text:span text:style-name="T23">kJ/(m</text:span><text:span text:style-name="T24">2</text:span><text:span text:style-name="T25"> K</text:span><text:span text:style-name="T23">)</text:span></text:p>
          </draw:text-box>
        </draw:frame>
        <draw:frame draw:style-name="gr43" draw:text-style-name="P22" draw:layer="layout" svg:width="0.4cm" svg:height="0.243cm" svg:x="8.8cm" svg:y="15.218cm">
          <draw:text-box>
            <text:p><text:span text:style-name="T23">4.2</text:span></text:p>
          </draw:text-box>
        </draw:frame>
        <draw:frame draw:style-name="gr43" draw:text-style-name="P21" draw:layer="layout" svg:width="1cm" svg:height="0.243cm" svg:x="8.5cm" svg:y="15.487cm">
          <draw:text-box>
            <text:p text:style-name="P1"><text:span text:style-name="T23">kJ/(m</text:span><text:span text:style-name="T24">2</text:span><text:span text:style-name="T25"> K</text:span><text:span text:style-name="T23">)</text:span></text:p>
          </draw:text-box>
        </draw:frame>
        <draw:frame draw:style-name="gr42" draw:text-style-name="P19" draw:layer="layout" svg:width="0.6cm" svg:height="0.453cm" svg:x="3.8cm" svg:y="15.2cm">
          <draw:text-box>
            <text:p><text:span text:style-name="T21">室</text:span><text:span text:style-name="T21">1</text:span></text:p>
          </draw:text-box>
        </draw:frame>
        <draw:frame draw:style-name="gr42" draw:text-style-name="P19" draw:layer="layout" svg:width="0.6cm" svg:height="0.453cm" svg:x="10.1cm" svg:y="15.201cm">
          <draw:text-box>
            <text:p><text:span text:style-name="T21">室</text:span><text:span text:style-name="T21">2</text:span></text:p>
          </draw:text-box>
        </draw:frame>
      </draw:page>
      <draw:page draw:name="page4" draw:style-name="dp1" draw:master-page-name="標準">
        <draw:rect draw:style-name="gr44" draw:text-style-name="P1" draw:layer="layout" svg:width="2cm" svg:height="5cm" svg:x="7cm" svg:y="7cm">
          <text:p/>
        </draw:rect>
        <draw:line draw:style-name="gr45" draw:text-style-name="P1" draw:layer="layout" svg:x1="7cm" svg:y1="7cm" svg:x2="7cm" svg:y2="12cm">
          <text:p/>
        </draw:line>
        <draw:line draw:style-name="gr45" draw:text-style-name="P1" draw:layer="layout" svg:x1="9cm" svg:y1="7cm" svg:x2="9cm" svg:y2="12cm">
          <text:p/>
        </draw:line>
        <draw:circle draw:style-name="gr46" draw:text-style-name="P1" draw:id="id33" draw:layer="layout" svg:width="0.2cm" svg:height="0.2cm" svg:x="10.5cm" svg:y="11.2cm">
          <text:p/>
        </draw:circle>
        <draw:path draw:style-name="gr47" draw:text-style-name="P1" draw:layer="layout" svg:width="1.871cm" svg:height="1.478cm" draw:transform="rotate (2.8220228675491) translate (11.8400199721548cm 8.03603725727234cm)" svg:viewBox="0 0 1872 1479" svg:d="m0-6355c188 72 322-135 307-325-17-208 309-341 469-218 247 191 266-159 301-292 49-183 284-211 446-194 212 21 275-219 325-363l24-72">
          <text:p/>
        </draw:path>
        <draw:path draw:style-name="gr47" draw:text-style-name="P1" draw:layer="layout" svg:width="1.872cm" svg:height="1.486cm" draw:transform="rotate (2.78554548618242) translate (12.4552407138812cm 8.62976817011371cm)" svg:viewBox="0 0 1873 1487" svg:d="m0-6023c237 90 259-230 317-360 101-227 401 77 435-178 32-247 238-202 389-209 224-10 206-310 378-414l181-36 105-152 68-122">
          <text:p/>
        </draw:path>
        <draw:frame draw:style-name="gr42" draw:text-style-name="P19" draw:layer="layout" svg:width="2cm" svg:height="0.444cm" svg:x="10.8cm" svg:y="11.028cm">
          <draw:text-box>
            <text:p><text:span text:style-name="T21">周辺空気温度</text:span></text:p>
          </draw:text-box>
        </draw:frame>
        <draw:circle draw:style-name="gr46" draw:text-style-name="P1" draw:id="id32" draw:layer="layout" svg:width="0.2cm" svg:height="0.2cm" svg:x="8.9cm" svg:y="8.7cm">
          <text:p/>
        </draw:circle>
        <draw:frame draw:style-name="gr42" draw:text-style-name="P19" draw:layer="layout" svg:width="2.9cm" svg:height="0.787cm" svg:x="9.7cm" svg:y="6cm">
          <draw:text-box>
            <text:p><text:span text:style-name="T21">周辺物体からの</text:span></text:p>
            <text:p><text:span text:style-name="T21">熱放射</text:span></text:p>
          </draw:text-box>
        </draw:frame>
        <draw:circle draw:style-name="gr46" draw:text-style-name="P1" draw:id="id31" draw:layer="layout" svg:width="0.2cm" svg:height="0.2cm" svg:x="10.5cm" svg:y="10.2cm">
          <text:p/>
        </draw:circle>
        <draw:frame draw:style-name="gr42" draw:text-style-name="P19" draw:layer="layout" svg:width="2cm" svg:height="0.444cm" svg:x="10.8cm" svg:y="10.156cm">
          <draw:text-box>
            <text:p><text:span text:style-name="T21">相当空気温度</text:span></text:p>
          </draw:text-box>
        </draw:frame>
        <draw:connector draw:style-name="gr48" draw:text-style-name="P1" draw:layer="layout" draw:type="curve" svg:x1="10.5cm" svg:y1="10.3cm" svg:x2="9cm" svg:y2="8.9cm" draw:start-shape="id31" draw:start-glue-point="3" draw:end-shape="id32" draw:end-glue-point="2" svg:d="m10500 10300c-1000 0-1500-466-1500-1400">
          <text:p/>
        </draw:connector>
        <draw:connector draw:style-name="gr49" draw:text-style-name="P1" draw:layer="layout" draw:type="line" svg:x1="10.6cm" svg:y1="11.2cm" svg:x2="10.6cm" svg:y2="10.4cm" draw:start-shape="id33" draw:start-glue-point="0" draw:end-shape="id31" draw:end-glue-point="2" svg:d="m10600 11200v-800">
          <text:p/>
        </draw:connector>
        <draw:frame draw:style-name="gr42" draw:text-style-name="P19" draw:layer="layout" svg:width="2cm" svg:height="0.444cm" svg:x="9.2cm" svg:y="8.5cm">
          <draw:text-box>
            <text:p><text:span text:style-name="T21">壁表面温度</text:span></text:p>
          </draw:text-box>
        </draw:frame>
        <draw:frame draw:style-name="gr50" draw:text-style-name="P23" draw:layer="layout" svg:width="0.5cm" svg:height="0.5cm" svg:x="12.8cm" svg:y="11.055cm">
          <draw:text-box>
            <text:p><text:span text:style-name="T26">T</text:span><text:span text:style-name="T27">A</text:span></text:p>
          </draw:text-box>
        </draw:frame>
        <draw:frame draw:style-name="gr50" draw:text-style-name="P23" draw:layer="layout" svg:width="0.5cm" svg:height="0.5cm" svg:x="12.8cm" svg:y="10.182cm">
          <draw:text-box>
            <text:p><text:span text:style-name="T26">T</text:span><text:span text:style-name="T27">S</text:span></text:p>
          </draw:text-box>
        </draw:frame>
        <draw:frame draw:style-name="gr50" draw:text-style-name="P23" draw:layer="layout" svg:width="0.5cm" svg:height="0.5cm" svg:x="10.888cm" svg:y="8.511cm">
          <draw:text-box>
            <text:p><text:span text:style-name="T26">T</text:span><text:span text:style-name="T27">W</text:span></text:p>
          </draw:text-box>
        </draw:frame>
        <draw:frame draw:style-name="gr51" draw:text-style-name="P25" draw:layer="layout" svg:width="0.3cm" svg:height="0.5cm" svg:x="10.633cm" svg:y="6.367cm">
          <draw:text-box>
            <text:p text:style-name="P24"><text:span text:style-name="T26">I</text:span></text:p>
          </draw:text-box>
        </draw:frame>
        <draw:frame draw:style-name="gr52" draw:text-style-name="P26" draw:layer="layout" svg:width="1.2cm" svg:height="0.5cm" svg:x="7.4cm" svg:y="9.3cm">
          <draw:text-box>
            <text:p text:style-name="P1"><text:span text:style-name="T21">壁体</text:span></text:p>
          </draw:text-box>
        </draw:frame>
        <draw:path draw:style-name="gr53" draw:text-style-name="P1" draw:layer="layout" svg:width="2.235cm" svg:height="1.788cm" draw:transform="rotate (-0.463733982255992) translate (12.2000000044768cm 5.5999999910483cm)" svg:viewBox="0 0 2236 1789" svg:d="m0-897c1789 0 2236 1789 2236 1789">
          <text:p/>
        </draw:path>
        <draw:line draw:style-name="gr25" draw:text-style-name="P1" draw:layer="layout" svg:x1="4.6cm" svg:y1="16.8cm" svg:x2="4.6cm" svg:y2="18.5cm">
          <text:p/>
        </draw:line>
        <draw:line draw:style-name="gr25" draw:text-style-name="P1" draw:layer="layout" svg:x1="5.2cm" svg:y1="16.8cm" svg:x2="5.2cm" svg:y2="18.5cm">
          <text:p/>
        </draw:line>
        <draw:line draw:style-name="gr25" draw:text-style-name="P1" draw:layer="layout" svg:x1="7.6cm" svg:y1="16.8cm" svg:x2="7.6cm" svg:y2="18.5cm">
          <text:p/>
        </draw:line>
        <draw:line draw:style-name="gr25" draw:text-style-name="P1" draw:layer="layout" svg:x1="8.2cm" svg:y1="16.8cm" svg:x2="8.2cm" svg:y2="18.5cm">
          <text:p/>
        </draw:line>
        <draw:line draw:style-name="gr25" draw:text-style-name="P1" draw:layer="layout" svg:x1="9.2cm" svg:y1="16.8cm" svg:x2="9.2cm" svg:y2="18.5cm">
          <text:p/>
        </draw:line>
        <draw:circle draw:style-name="gr25" draw:text-style-name="P1" draw:layer="layout" svg:width="0.2cm" svg:height="0.2cm" svg:x="3.8cm" svg:y="17.7cm">
          <text:p/>
        </draw:circle>
        <draw:circle draw:style-name="gr25" draw:text-style-name="P1" draw:layer="layout" svg:width="0.2cm" svg:height="0.2cm" svg:x="4.5cm" svg:y="17.7cm">
          <text:p/>
        </draw:circle>
        <draw:circle draw:style-name="gr25" draw:text-style-name="P1" draw:layer="layout" svg:width="0.2cm" svg:height="0.2cm" svg:x="7.5cm" svg:y="17.7cm">
          <text:p/>
        </draw:circle>
        <draw:circle draw:style-name="gr25" draw:text-style-name="P1" draw:layer="layout" svg:width="0.2cm" svg:height="0.2cm" svg:x="8.1cm" svg:y="17.7cm">
          <text:p/>
        </draw:circle>
        <draw:circle draw:style-name="gr25" draw:text-style-name="P1" draw:layer="layout" svg:width="0.2cm" svg:height="0.2cm" svg:x="9.1cm" svg:y="17.7cm">
          <text:p/>
        </draw:circle>
        <draw:circle draw:style-name="gr25" draw:text-style-name="P1" draw:layer="layout" svg:width="0.2cm" svg:height="0.2cm" svg:x="9.9cm" svg:y="17.7cm">
          <text:p/>
        </draw:circle>
        <draw:frame draw:style-name="gr54" draw:text-style-name="P27" draw:layer="layout" svg:width="0.4cm" svg:height="0.29cm" svg:x="3.5cm" svg:y="17.349cm">
          <draw:text-box>
            <text:p text:style-name="P1"><text:span text:style-name="T28">T</text:span><text:span text:style-name="T29">a</text:span><text:span text:style-name="T30">(0)</text:span></text:p>
          </draw:text-box>
        </draw:frame>
        <draw:circle draw:style-name="gr25" draw:text-style-name="P1" draw:layer="layout" svg:width="0.2cm" svg:height="0.2cm" svg:x="5.1cm" svg:y="17.7cm">
          <text:p/>
        </draw:circle>
        <draw:frame draw:style-name="gr43" draw:text-style-name="P27" draw:layer="layout" svg:width="0.4cm" svg:height="0.29cm" svg:x="4.4cm" svg:y="17.349cm">
          <draw:text-box>
            <text:p text:style-name="P1"><text:span text:style-name="T28">T</text:span><text:span text:style-name="T30">0</text:span></text:p>
          </draw:text-box>
        </draw:frame>
        <draw:frame draw:style-name="gr43" draw:text-style-name="P27" draw:layer="layout" svg:width="0.4cm" svg:height="0.29cm" svg:x="5cm" svg:y="17.349cm">
          <draw:text-box>
            <text:p text:style-name="P1"><text:span text:style-name="T28">T</text:span><text:span text:style-name="T30">1</text:span></text:p>
          </draw:text-box>
        </draw:frame>
        <draw:frame draw:style-name="gr43" draw:text-style-name="P27" draw:layer="layout" svg:width="0.4cm" svg:height="0.29cm" svg:x="6.2cm" svg:y="17.349cm">
          <draw:text-box>
            <text:p text:style-name="P1"><text:span text:style-name="T28">T</text:span><text:span text:style-name="T29">m</text:span></text:p>
          </draw:text-box>
        </draw:frame>
        <draw:frame draw:style-name="gr43" draw:text-style-name="P27" draw:layer="layout" svg:width="0.4cm" svg:height="0.29cm" svg:x="8cm" svg:y="17.349cm">
          <draw:text-box>
            <text:p text:style-name="P1"><text:span text:style-name="T28">T</text:span><text:span text:style-name="T29">M</text:span><text:span text:style-name="T31">-1</text:span></text:p>
          </draw:text-box>
        </draw:frame>
        <draw:frame draw:style-name="gr43" draw:text-style-name="P27" draw:layer="layout" svg:width="0.4cm" svg:height="0.29cm" svg:x="9cm" svg:y="17.349cm">
          <draw:text-box>
            <text:p text:style-name="P1"><text:span text:style-name="T28">T</text:span><text:span text:style-name="T29">M</text:span></text:p>
          </draw:text-box>
        </draw:frame>
        <draw:frame draw:style-name="gr43" draw:text-style-name="P27" draw:layer="layout" svg:width="0.4cm" svg:height="0.29cm" svg:x="7.4cm" svg:y="17.349cm">
          <draw:text-box>
            <text:p text:style-name="P1"><text:span text:style-name="T28">T</text:span><text:span text:style-name="T29">M</text:span><text:span text:style-name="T31">-2</text:span></text:p>
          </draw:text-box>
        </draw:frame>
        <draw:frame draw:style-name="gr54" draw:text-style-name="P28" draw:layer="layout" svg:width="0.6cm" svg:height="0.23cm" svg:x="5.5cm" svg:y="17.379cm">
          <draw:text-box>
            <text:p text:style-name="P1"><text:span text:style-name="T32">…</text:span></text:p>
          </draw:text-box>
        </draw:frame>
        <draw:frame draw:style-name="gr54" draw:text-style-name="P28" draw:layer="layout" svg:width="0.6cm" svg:height="0.23cm" svg:x="6.6cm" svg:y="17.379cm">
          <draw:text-box>
            <text:p text:style-name="P1"><text:span text:style-name="T32">…</text:span></text:p>
          </draw:text-box>
        </draw:frame>
        <draw:frame draw:style-name="gr54" draw:text-style-name="P27" draw:layer="layout" svg:width="0.4cm" svg:height="0.29cm" svg:x="9.8cm" svg:y="17.349cm">
          <draw:text-box>
            <text:p text:style-name="P1"><text:span text:style-name="T28">T</text:span><text:span text:style-name="T29">a</text:span><text:span text:style-name="T30">(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5" draw:text-style-name="P1" draw:layer="layout" svg:width="0.2cm" svg:height="0.2cm" svg:x="10.2cm" svg:y="22.881cm">
          <text:p/>
        </draw:circle>
        <draw:frame draw:style-name="gr56" draw:text-style-name="P1" draw:layer="layout" svg:width="3.282cm" svg:height="0.687cm" svg:x="11.318cm" svg:y="21.238cm">
          <draw:text-box>
            <text:p text:style-name="P29">フレキシブル</text:p>
            <text:p text:style-name="P29">ボード</text:p>
          </draw:text-box>
        </draw:frame>
        <draw:frame draw:style-name="gr56" draw:text-style-name="P1" draw:layer="layout" svg:width="3.282cm" svg:height="0.4cm" svg:x="11.318cm" svg:y="22.305cm">
          <draw:text-box>
            <text:p text:style-name="P29">水パック</text:p>
          </draw:text-box>
        </draw:frame>
        <draw:frame draw:style-name="gr56" draw:text-style-name="P1" draw:layer="layout" svg:width="3.282cm" svg:height="0.4cm" svg:x="11.318cm" svg:y="23.327cm">
          <draw:text-box>
            <text:p text:style-name="P29">水パック</text:p>
          </draw:text-box>
        </draw:frame>
        <draw:frame draw:style-name="gr56" draw:text-style-name="P1" draw:layer="layout" svg:width="3.282cm" svg:height="0.687cm" svg:x="11.318cm" svg:y="24.183cm">
          <draw:text-box>
            <text:p text:style-name="P29">ポリスチレン</text:p>
            <text:p text:style-name="P29">フォーム</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6" draw:text-style-name="P1" draw:layer="layout" svg:width="3.282cm" svg:height="0.4cm" svg:x="11.318cm" svg:y="25.017cm">
          <draw:text-box>
            <text:p text:style-name="P29">合板</text:p>
          </draw:text-box>
        </draw:frame>
        <draw:frame draw:style-name="gr56" draw:text-style-name="P1" draw:layer="layout" svg:width="3.282cm" svg:height="0.4cm" svg:x="11.318cm" svg:y="25.631cm">
          <draw:text-box>
            <text:p text:style-name="P29">非密閉空気層</text:p>
          </draw:text-box>
        </draw:frame>
        <draw:frame draw:style-name="gr56" draw:text-style-name="P1" draw:layer="layout" svg:width="3.282cm" svg:height="0.4cm" svg:x="11.318cm" svg:y="26.246cm">
          <draw:text-box>
            <text:p text:style-name="P29">合板</text:p>
          </draw:text-box>
        </draw:frame>
        <draw:frame draw:style-name="gr57" draw:text-style-name="P30" draw:layer="layout" svg:width="3.782cm" svg:height="0.439cm" svg:x="9.737cm" svg:y="20.719cm">
          <draw:text-box>
            <text:p text:style-name="P29"><text:span text:style-name="T21">床上表面</text:span></text:p>
          </draw:text-box>
        </draw:frame>
        <draw:frame draw:style-name="gr56" draw:text-style-name="P26" draw:layer="layout" svg:width="3.782cm" svg:height="0.4cm" svg:x="9.737cm" svg:y="26.7cm">
          <draw:text-box>
            <text:p text:style-name="P29"><text:span text:style-name="T21">床下表面</text:span></text:p>
          </draw:text-box>
        </draw:frame>
        <draw:frame draw:style-name="gr56" draw:text-style-name="P26" draw:layer="layout" svg:width="1.863cm" svg:height="0.4cm" svg:x="8.937cm" svg:y="22.4cm">
          <draw:text-box>
            <text:p text:style-name="P29"><text:span text:style-name="T21">冷温水配管</text:span></text:p>
          </draw:text-box>
        </draw:frame>
        <draw:frame draw:style-name="gr56" draw:text-style-name="P26" draw:layer="layout" svg:width="1.382cm" svg:height="0.696cm" svg:x="16.318cm" svg:y="20.441cm">
          <draw:text-box>
            <text:p text:style-name="P29"><text:span text:style-name="T21">熱伝導率</text:span></text:p>
            <text:p text:style-name="P29"><text:span text:style-name="T21">[W/(mK)]</text:span></text:p>
          </draw:text-box>
        </draw:frame>
        <draw:frame draw:style-name="gr56" draw:text-style-name="P26" draw:layer="layout" svg:width="1.482cm" svg:height="0.696cm" svg:x="14.218cm" svg:y="20.441cm">
          <draw:text-box>
            <text:p text:style-name="P29"><text:span text:style-name="T21">容積比熱</text:span></text:p>
            <text:p text:style-name="P29"><text:span text:style-name="T21">[kJ/(m</text:span><text:span text:style-name="T33">3</text:span><text:span text:style-name="T21">K)]</text:span></text:p>
          </draw:text-box>
        </draw:frame>
        <draw:line draw:style-name="gr58" draw:text-style-name="P1" draw:layer="layout" svg:x1="7.7cm" svg:y1="21.181cm" svg:x2="8.5cm" svg:y2="21.181cm">
          <text:p/>
        </draw:line>
        <draw:line draw:style-name="gr59" draw:text-style-name="P1" draw:layer="layout" svg:x1="7.7cm" svg:y1="21.981cm" svg:x2="8.5cm" svg:y2="21.981cm">
          <text:p/>
        </draw:line>
        <draw:line draw:style-name="gr59" draw:text-style-name="P1" draw:layer="layout" svg:x1="7.7cm" svg:y1="22.981cm" svg:x2="8.5cm" svg:y2="22.981cm">
          <text:p/>
        </draw:line>
        <draw:line draw:style-name="gr59" draw:text-style-name="P1" draw:layer="layout" svg:x1="7.7cm" svg:y1="23.981cm" svg:x2="8.5cm" svg:y2="23.981cm">
          <text:p/>
        </draw:line>
        <draw:line draw:style-name="gr58" draw:text-style-name="P1" draw:layer="layout" svg:x1="7.7cm" svg:y1="26.681cm" svg:x2="8.5cm" svg:y2="26.681cm">
          <text:p/>
        </draw:line>
        <draw:line draw:style-name="gr59" draw:text-style-name="P1" draw:layer="layout" svg:x1="7.7cm" svg:y1="24.981cm" svg:x2="8.5cm" svg:y2="24.981cm">
          <text:p/>
        </draw:line>
        <draw:line draw:style-name="gr59" draw:text-style-name="P1" draw:layer="layout" svg:x1="7.7cm" svg:y1="25.481cm" svg:x2="8.5cm" svg:y2="25.481cm">
          <text:p/>
        </draw:line>
        <draw:line draw:style-name="gr59" draw:text-style-name="P1" draw:layer="layout" svg:x1="7.7cm" svg:y1="26.181cm" svg:x2="8.5cm" svg:y2="26.181cm">
          <text:p/>
        </draw:line>
        <draw:line draw:style-name="gr60" draw:text-style-name="P1" draw:layer="layout" svg:x1="8.2cm" svg:y1="21.2cm" svg:x2="8.2cm" svg:y2="26.7cm">
          <text:p/>
        </draw:line>
        <draw:frame draw:style-name="gr61" draw:text-style-name="P31" draw:layer="layout" svg:width="0.818cm" svg:height="0.4cm" draw:transform="rotate (1.5707963267946) translate (7.7cm 26.818cm)">
          <draw:text-box>
            <text:p text:style-name="P1"><text:span text:style-name="T34">9</text:span></text:p>
          </draw:text-box>
        </draw:frame>
        <draw:frame draw:style-name="gr61" draw:text-style-name="P31" draw:layer="layout" svg:width="0.818cm" svg:height="0.4cm" draw:transform="rotate (1.5707963267946) translate (7.7cm 26.218cm)">
          <draw:text-box>
            <text:p text:style-name="P1"><text:span text:style-name="T34">15</text:span></text:p>
          </draw:text-box>
        </draw:frame>
        <draw:frame draw:style-name="gr61" draw:text-style-name="P31" draw:layer="layout" svg:width="0.818cm" svg:height="0.4cm" draw:transform="rotate (1.5707963267946) translate (7.7cm 25.618cm)">
          <draw:text-box>
            <text:p text:style-name="P1"><text:span text:style-name="T34">9</text:span></text:p>
          </draw:text-box>
        </draw:frame>
        <draw:frame draw:style-name="gr61" draw:text-style-name="P31" draw:layer="layout" svg:width="0.818cm" svg:height="0.4cm" draw:transform="rotate (1.5707963267946) translate (7.7cm 24.918cm)">
          <draw:text-box>
            <text:p text:style-name="P1"><text:span text:style-name="T34">20</text:span></text:p>
          </draw:text-box>
        </draw:frame>
        <draw:frame draw:style-name="gr61" draw:text-style-name="P31" draw:layer="layout" svg:width="0.818cm" svg:height="0.4cm" draw:transform="rotate (1.5707963267946) translate (7.7cm 23.918cm)">
          <draw:text-box>
            <text:p text:style-name="P1"><text:span text:style-name="T34">20</text:span></text:p>
          </draw:text-box>
        </draw:frame>
        <draw:frame draw:style-name="gr61" draw:text-style-name="P31" draw:layer="layout" svg:width="0.818cm" svg:height="0.4cm" draw:transform="rotate (1.5707963267946) translate (7.7cm 22.918cm)">
          <draw:text-box>
            <text:p text:style-name="P1"><text:span text:style-name="T34">20</text:span></text:p>
          </draw:text-box>
        </draw:frame>
        <draw:frame draw:style-name="gr61" draw:text-style-name="P31" draw:layer="layout" svg:width="0.818cm" svg:height="0.4cm" draw:transform="rotate (1.5707963267946) translate (7.7cm 22.018cm)">
          <draw:text-box>
            <text:p text:style-name="P1"><text:span text:style-name="T34">16.5</text:span></text:p>
          </draw:text-box>
        </draw:frame>
        <draw:frame draw:style-name="gr62"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3" draw:text-style-name="P32" draw:layer="layout" svg:width="1.482cm" svg:height="0.4cm" svg:x="14.2cm" svg:y="21.382cm">
          <draw:text-box>
            <text:p text:style-name="P1"><text:span text:style-name="T35">1600</text:span></text:p>
          </draw:text-box>
        </draw:frame>
        <draw:frame draw:style-name="gr63" draw:text-style-name="P32" draw:layer="layout" svg:width="1.482cm" svg:height="0.4cm" svg:x="14.2cm" svg:y="22.282cm">
          <draw:text-box>
            <text:p text:style-name="P1"><text:span text:style-name="T35">4186</text:span></text:p>
          </draw:text-box>
        </draw:frame>
        <draw:frame draw:style-name="gr63" draw:text-style-name="P32" draw:layer="layout" svg:width="1.482cm" svg:height="0.4cm" svg:x="14.2cm" svg:y="23.282cm">
          <draw:text-box>
            <text:p text:style-name="P1"><text:span text:style-name="T35">4186</text:span></text:p>
          </draw:text-box>
        </draw:frame>
        <draw:frame draw:style-name="gr63" draw:text-style-name="P32" draw:layer="layout" svg:width="1.482cm" svg:height="0.4cm" svg:x="14.2cm" svg:y="24.282cm">
          <draw:text-box>
            <text:p text:style-name="P1"><text:span text:style-name="T35">80</text:span></text:p>
          </draw:text-box>
        </draw:frame>
        <draw:frame draw:style-name="gr63" draw:text-style-name="P32" draw:layer="layout" svg:width="1.482cm" svg:height="0.4cm" svg:x="14.2cm" svg:y="24.982cm">
          <draw:text-box>
            <text:p text:style-name="P1"><text:span text:style-name="T35">716</text:span></text:p>
          </draw:text-box>
        </draw:frame>
        <draw:frame draw:style-name="gr63" draw:text-style-name="P33" draw:layer="layout" svg:width="4.2cm" svg:height="0.4cm" svg:x="14cm" svg:y="25.682cm">
          <draw:text-box>
            <text:p text:style-name="P1"><text:span text:style-name="T36">熱伝導率</text:span><text:span text:style-name="T36">= 11.6 W/(m</text:span><text:span text:style-name="T37">2</text:span><text:span text:style-name="T36">K)</text:span></text:p>
          </draw:text-box>
        </draw:frame>
        <draw:frame draw:style-name="gr63" draw:text-style-name="P32" draw:layer="layout" svg:width="1.482cm" svg:height="0.4cm" svg:x="14.2cm" svg:y="26.282cm">
          <draw:text-box>
            <text:p text:style-name="P1"><text:span text:style-name="T35">716</text:span></text:p>
          </draw:text-box>
        </draw:frame>
        <draw:frame draw:style-name="gr63" draw:text-style-name="P32" draw:layer="layout" svg:width="1.482cm" svg:height="0.4cm" svg:x="16.3cm" svg:y="21.382cm">
          <draw:text-box>
            <text:p text:style-name="P1"><text:span text:style-name="T35">0.35</text:span></text:p>
          </draw:text-box>
        </draw:frame>
        <draw:frame draw:style-name="gr63" draw:text-style-name="P32" draw:layer="layout" svg:width="1.482cm" svg:height="0.4cm" svg:x="16.3cm" svg:y="22.282cm">
          <draw:text-box>
            <text:p text:style-name="P1"><text:span text:style-name="T35">0.59</text:span></text:p>
          </draw:text-box>
        </draw:frame>
        <draw:frame draw:style-name="gr63" draw:text-style-name="P32" draw:layer="layout" svg:width="1.482cm" svg:height="0.4cm" svg:x="16.3cm" svg:y="23.282cm">
          <draw:text-box>
            <text:p text:style-name="P1"><text:span text:style-name="T35">0.59</text:span></text:p>
          </draw:text-box>
        </draw:frame>
        <draw:frame draw:style-name="gr63" draw:text-style-name="P32" draw:layer="layout" svg:width="1.482cm" svg:height="0.4cm" svg:x="16.3cm" svg:y="24.282cm">
          <draw:text-box>
            <text:p text:style-name="P1"><text:span text:style-name="T35">0.035</text:span></text:p>
          </draw:text-box>
        </draw:frame>
        <draw:frame draw:style-name="gr63" draw:text-style-name="P32" draw:layer="layout" svg:width="1.482cm" svg:height="0.4cm" svg:x="16.3cm" svg:y="24.982cm">
          <draw:text-box>
            <text:p text:style-name="P1"><text:span text:style-name="T35">0.19</text:span></text:p>
          </draw:text-box>
        </draw:frame>
        <draw:frame draw:style-name="gr63" draw:text-style-name="P32" draw:layer="layout" svg:width="1.482cm" svg:height="0.4cm" svg:x="16.3cm" svg:y="26.282cm">
          <draw:text-box>
            <text:p text:style-name="P1"><text:span text:style-name="T35">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5" draw:text-style-name="P1" draw:layer="layout" svg:x1="9.9cm" svg:y1="18cm" svg:x2="9.9cm" svg:y2="18.8cm">
          <text:p/>
        </draw:line>
        <draw:line draw:style-name="gr25" draw:text-style-name="P1" draw:layer="layout" svg:x1="13.7cm" svg:y1="18cm" svg:x2="13.7cm" svg:y2="18.8cm">
          <text:p/>
        </draw:line>
        <draw:frame draw:style-name="gr63" draw:text-style-name="P26" draw:layer="layout" svg:width="3.9cm" svg:height="0.4cm" svg:x="6cm" svg:y="18.2cm">
          <draw:text-box>
            <text:p text:style-name="P1"><text:span text:style-name="T21">液相</text:span></text:p>
          </draw:text-box>
        </draw:frame>
        <draw:frame draw:style-name="gr63" draw:text-style-name="P26" draw:layer="layout" svg:width="3.8cm" svg:height="0.4cm" svg:x="9.9cm" svg:y="18.2cm">
          <draw:text-box>
            <text:p text:style-name="P1"><text:span text:style-name="T21">二相</text:span></text:p>
          </draw:text-box>
        </draw:frame>
        <draw:frame draw:style-name="gr64" draw:text-style-name="P26" draw:layer="layout" svg:width="3.9cm" svg:height="0.388cm" svg:x="13.7cm" svg:y="18.206cm">
          <draw:text-box>
            <text:p text:style-name="P1"><text:span text:style-name="T21">個相</text:span></text:p>
          </draw:text-box>
        </draw:frame>
        <draw:custom-shape draw:style-name="gr24"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3" draw:text-style-name="P26" draw:layer="layout" svg:width="4cm" svg:height="0.623cm" svg:x="7.9cm" svg:y="16.99cm">
          <draw:text-box>
            <text:p text:style-name="P1"><text:span text:style-name="T21">相変化温度</text:span></text:p>
            <text:p text:style-name="P1"><text:span text:style-name="T22">液相の</text:span><text:span text:style-name="T22">UpperTemperature</text:span></text:p>
          </draw:text-box>
        </draw:frame>
        <draw:custom-shape draw:style-name="gr24"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3" draw:text-style-name="P26" draw:layer="layout" svg:width="4cm" svg:height="0.623cm" svg:x="11.7cm" svg:y="16.991cm">
          <draw:text-box>
            <text:p text:style-name="P1"><text:span text:style-name="T21">相変化温度</text:span></text:p>
            <text:p text:style-name="P1"><text:span text:style-name="T22">二相の</text:span><text:span text:style-name="T22">UpperTemperatur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34" draw:layer="layout" svg:width="3.6cm" svg:height="0.865cm" svg:x="6.2cm" svg:y="19.235cm">
          <draw:text-box>
            <text:p text:style-name="P1"><text:span text:style-name="T38">容積比熱 </text:span><text:span text:style-name="T26">λ</text:span><text:span text:style-name="T39">1</text:span></text:p>
            <text:p text:style-name="P1"><text:span text:style-name="T38">熱伝導率 </text:span><text:span text:style-name="T26">α</text:span><text:span text:style-name="T39">1</text:span></text:p>
          </draw:text-box>
        </draw:frame>
        <draw:frame draw:style-name="gr65" draw:text-style-name="P34" draw:layer="layout" svg:width="2.3cm" svg:height="0.4cm" svg:x="7.2cm" svg:y="20.2cm">
          <draw:text-box>
            <text:p text:style-name="P1"><text:span text:style-name="T38">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34" draw:layer="layout" svg:width="3.6cm" svg:height="0.865cm" svg:x="10cm" svg:y="19.235cm">
          <draw:text-box>
            <text:p text:style-name="P1"><text:span text:style-name="T38">容積比熱 </text:span><text:span text:style-name="T26">λ</text:span><text:span text:style-name="T39">2</text:span></text:p>
            <text:p text:style-name="P1"><text:span text:style-name="T38">熱伝導率 </text:span><text:span text:style-name="T26">α</text:span><text:span text:style-name="T39">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34" draw:layer="layout" svg:width="3.6cm" svg:height="0.865cm" svg:x="13.8cm" svg:y="19.235cm">
          <draw:text-box>
            <text:p text:style-name="P1"><text:span text:style-name="T38">容積比熱 </text:span><text:span text:style-name="T26">λ</text:span><text:span text:style-name="T39">3</text:span></text:p>
            <text:p text:style-name="P1"><text:span text:style-name="T38">熱伝導率 </text:span><text:span text:style-name="T26">α</text:span><text:span text:style-name="T39">3</text:span></text:p>
          </draw:text-box>
        </draw:frame>
        <draw:frame draw:style-name="gr65" draw:text-style-name="P34" draw:layer="layout" svg:width="2.3cm" svg:height="0.4cm" svg:x="11cm" svg:y="20.2cm">
          <draw:text-box>
            <text:p text:style-name="P1"><text:span text:style-name="T38">WallMaterial 2</text:span></text:p>
          </draw:text-box>
        </draw:frame>
        <draw:frame draw:style-name="gr65" draw:text-style-name="P34" draw:layer="layout" svg:width="2.3cm" svg:height="0.4cm" svg:x="14.8cm" svg:y="20.2cm">
          <draw:text-box>
            <text:p text:style-name="P1"><text:span text:style-name="T38">WallMaterial 3</text:span></text:p>
          </draw:text-box>
        </draw:frame>
        <draw:line draw:style-name="gr66" draw:text-style-name="P1" draw:layer="layout" svg:x1="5.8cm" svg:y1="5.8cm" svg:x2="5.8cm" svg:y2="13.2cm">
          <text:p/>
        </draw:line>
        <draw:line draw:style-name="gr66" draw:text-style-name="P1" draw:layer="layout" svg:x1="5.8cm" svg:y1="13.2cm" svg:x2="16.2cm" svg:y2="13.2cm">
          <text:p/>
        </draw:line>
        <draw:line draw:style-name="gr66" draw:text-style-name="P1" draw:layer="layout" svg:x1="16.2cm" svg:y1="13.2cm" svg:x2="16.2cm" svg:y2="5.8cm">
          <text:p/>
        </draw:line>
        <draw:line draw:style-name="gr66" draw:text-style-name="P1" draw:layer="layout" svg:x1="6.2cm" svg:y1="6.2cm" svg:x2="6.2cm" svg:y2="12.8cm">
          <text:p/>
        </draw:line>
        <draw:line draw:style-name="gr66" draw:text-style-name="P1" draw:layer="layout" svg:x1="6.2cm" svg:y1="12.8cm" svg:x2="10.8cm" svg:y2="12.8cm">
          <text:p/>
        </draw:line>
        <draw:line draw:style-name="gr66" draw:text-style-name="P1" draw:layer="layout" svg:x1="15.8cm" svg:y1="6.2cm" svg:x2="15.8cm" svg:y2="12.8cm">
          <text:p/>
        </draw:line>
        <draw:line draw:style-name="gr66" draw:text-style-name="P1" draw:layer="layout" svg:x1="10.8cm" svg:y1="6.2cm" svg:x2="10.8cm" svg:y2="12.8cm">
          <text:p/>
        </draw:line>
        <draw:line draw:style-name="gr66" draw:text-style-name="P1" draw:layer="layout" svg:x1="11.2cm" svg:y1="6.2cm" svg:x2="11.2cm" svg:y2="12.8cm">
          <text:p/>
        </draw:line>
        <draw:line draw:style-name="gr66" draw:text-style-name="P1" draw:layer="layout" svg:x1="11.2cm" svg:y1="12.8cm" svg:x2="15.8cm" svg:y2="12.8cm">
          <text:p/>
        </draw:line>
        <draw:line draw:style-name="gr66" draw:text-style-name="P1" draw:layer="layout" svg:x1="10cm" svg:y1="6.2cm" svg:x2="10.8cm" svg:y2="6.2cm">
          <text:p/>
        </draw:line>
        <draw:line draw:style-name="gr66" draw:text-style-name="P1" draw:layer="layout" svg:x1="15cm" svg:y1="6.2cm" svg:x2="15.8cm" svg:y2="6.2cm">
          <text:p/>
        </draw:line>
        <draw:line draw:style-name="gr66" draw:text-style-name="P1" draw:layer="layout" svg:x1="15cm" svg:y1="5.8cm" svg:x2="16.2cm" svg:y2="5.8cm">
          <text:p/>
        </draw:line>
        <draw:line draw:style-name="gr66" draw:text-style-name="P1" draw:layer="layout" svg:x1="7cm" svg:y1="5.8cm" svg:x2="7cm" svg:y2="6.2cm">
          <text:p/>
        </draw:line>
        <draw:line draw:style-name="gr66" draw:text-style-name="P1" draw:layer="layout" svg:x1="10cm" svg:y1="5.8cm" svg:x2="10cm" svg:y2="6.2cm">
          <text:p/>
        </draw:line>
        <draw:line draw:style-name="gr66" draw:text-style-name="P1" draw:layer="layout" svg:x1="7cm" svg:y1="6cm" svg:x2="10cm" svg:y2="6cm">
          <text:p/>
        </draw:line>
        <draw:line draw:style-name="gr66" draw:text-style-name="P1" draw:layer="layout" svg:x1="12cm" svg:y1="5.8cm" svg:x2="12cm" svg:y2="6.2cm">
          <text:p/>
        </draw:line>
        <draw:line draw:style-name="gr66" draw:text-style-name="P1" draw:layer="layout" svg:x1="15cm" svg:y1="5.8cm" svg:x2="15cm" svg:y2="6.2cm">
          <text:p/>
        </draw:line>
        <draw:line draw:style-name="gr66" draw:text-style-name="P1" draw:layer="layout" svg:x1="12cm" svg:y1="6cm" svg:x2="15cm" svg:y2="6cm">
          <text:p/>
        </draw:line>
        <draw:custom-shape draw:style-name="gr67"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1" draw:layer="layout" svg:x1="6.2cm" svg:y1="6.2cm" svg:x2="7cm" svg:y2="6.2cm">
          <text:p/>
        </draw:line>
        <draw:line draw:style-name="gr68" draw:text-style-name="P1" draw:layer="layout" svg:x1="7cm" svg:y1="6.2cm" svg:x2="10cm" svg:y2="6.2cm">
          <text:p/>
        </draw:line>
        <draw:line draw:style-name="gr66" draw:text-style-name="P1" draw:layer="layout" svg:x1="5.8cm" svg:y1="5.8cm" svg:x2="7cm" svg:y2="5.8cm">
          <text:p/>
        </draw:line>
        <draw:line draw:style-name="gr66" draw:text-style-name="P1" draw:layer="layout" svg:x1="10cm" svg:y1="5.8cm" svg:x2="12cm" svg:y2="5.8cm">
          <text:p/>
        </draw:line>
        <draw:line draw:style-name="gr68" draw:text-style-name="P1" draw:layer="layout" svg:x1="7cm" svg:y1="5.8cm" svg:x2="10cm" svg:y2="5.8cm">
          <text:p/>
        </draw:line>
        <draw:line draw:style-name="gr68" draw:text-style-name="P1" draw:layer="layout" svg:x1="12cm" svg:y1="5.8cm" svg:x2="15cm" svg:y2="5.8cm">
          <text:p/>
        </draw:line>
        <draw:line draw:style-name="gr66" draw:text-style-name="P1" draw:layer="layout" svg:x1="11.2cm" svg:y1="6.2cm" svg:x2="12cm" svg:y2="6.2cm">
          <text:p/>
        </draw:line>
        <draw:line draw:style-name="gr68" draw:text-style-name="P1" draw:layer="layout" svg:x1="12cm" svg:y1="6.2cm" svg:x2="15cm" svg:y2="6.2cm">
          <text:p/>
        </draw:line>
        <draw:frame draw:style-name="gr69" draw:text-style-name="P35" draw:layer="layout" svg:width="1.1cm" svg:height="0.416cm" svg:x="9.4cm" svg:y="7.512cm">
          <draw:text-box>
            <text:p text:style-name="P1"><text:span text:style-name="T40">Zone</text:span></text:p>
          </draw:text-box>
        </draw:frame>
        <draw:frame draw:style-name="gr69" draw:text-style-name="P35" draw:layer="layout" svg:width="1.1cm" svg:height="0.416cm" svg:x="9.4cm" svg:y="12.212cm">
          <draw:text-box>
            <text:p text:style-name="P1"><text:span text:style-name="T40">Zone</text:span></text:p>
          </draw:text-box>
        </draw:frame>
        <draw:custom-shape draw:style-name="gr70"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36" draw:layer="layout" svg:width="1.1cm" svg:height="0.416cm" svg:x="10.9cm" svg:y="12.773cm">
          <draw:text-box>
            <text:p text:style-name="P1"><text:span text:style-name="T41">Room</text:span></text:p>
          </draw:text-box>
        </draw:frame>
        <draw:custom-shape draw:style-name="gr71"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37" draw:layer="layout" svg:width="1.8cm" svg:height="0.416cm" svg:x="14.6cm" svg:y="13.373cm">
          <draw:text-box>
            <text:p text:style-name="P1"><text:span text:style-name="T42">MultiRoom</text:span></text:p>
          </draw:text-box>
        </draw:frame>
        <draw:custom-shape draw:style-name="gr72" draw:text-style-name="P38" draw:layer="layout" svg:width="2.2cm" svg:height="0.4cm" svg:x="6.8cm" svg:y="6.6cm">
          <text:p text:style-name="P1"><text:span text:style-name="T43">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6.8cm" svg:y="7.2cm">
          <text:p text:style-name="P1"><text:span text:style-name="T43">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6.8cm" svg:y="9cm">
          <text:p text:style-name="P1"><text:span text:style-name="T43">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6.8cm" svg:y="9.6cm">
          <text:p text:style-name="P1"><text:span text:style-name="T43">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draw:layer="layout" svg:width="2.6cm" svg:height="3.4cm" svg:x="18.2cm" svg:y="7.3cm">
          <text:p text:style-name="P1"><text:span text:style-name="T44">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18.4cm" svg:y="8.2cm">
          <text:p text:style-name="P1"><text:span text:style-name="T43">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18.4cm" svg:y="8.8cm">
          <text:p text:style-name="P1"><text:span text:style-name="T43">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18.4cm" svg:y="9.4cm">
          <text:p text:style-name="P1"><text:span text:style-name="T43">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draw:layer="layout" svg:width="2.2cm" svg:height="0.4cm" svg:x="18.4cm" svg:y="10cm">
          <text:p text:style-name="P1"><text:span text:style-name="T43">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4" draw:text-style-name="P1" draw:layer="layout" svg:x1="18.6cm" svg:y1="5cm" svg:x2="16.8cm" svg:y2="6.1cm">
          <text:p/>
        </draw:line>
        <draw:line draw:style-name="gr74" draw:text-style-name="P1" draw:layer="layout" svg:x1="18.9cm" svg:y1="5.1cm" svg:x2="17.1cm" svg:y2="6.2cm">
          <text:p/>
        </draw:line>
        <draw:line draw:style-name="gr74" draw:text-style-name="P1" draw:layer="layout" svg:x1="18.8cm" svg:y1="5.4cm" svg:x2="17cm" svg:y2="6.5cm">
          <text:p/>
        </draw:line>
        <draw:line draw:style-name="gr74" draw:text-style-name="P1" draw:layer="layout" svg:x1="18.7cm" svg:y1="4.7cm" svg:x2="16.9cm" svg:y2="5.8cm">
          <text:p/>
        </draw:line>
        <draw:line draw:style-name="gr74" draw:text-style-name="P1" draw:layer="layout" svg:x1="19.2cm" svg:y1="5.4cm" svg:x2="17.4cm" svg:y2="6.5cm">
          <text:p/>
        </draw:line>
      </draw:page>
      <draw:page draw:name="page6" draw:style-name="dp1" draw:master-page-name="標準">
        <draw:polygon draw:style-name="gr75" draw:text-style-name="P1" draw:layer="layout" svg:width="8.199cm" svg:height="3.399cm" svg:x="13.96cm" svg:y="2.3cm" svg:viewBox="0 0 8200 3400" draw:points="0,0 8200,0 8200,3400 800,3400 800,2700 1200,2700 1200,3000 7800,3000 7800,400 1200,400 1200,700 800,700 800,200 0,200">
          <text:p/>
        </draw:polygon>
        <draw:polygon draw:style-name="gr75"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6" draw:text-style-name="P1" draw:layer="layout" svg:x1="1.8cm" svg:y1="1.8cm" svg:x2="1.8cm" svg:y2="9.2cm">
          <text:p/>
        </draw:line>
        <draw:line draw:style-name="gr66" draw:text-style-name="P1" draw:layer="layout" svg:x1="1.8cm" svg:y1="9.2cm" svg:x2="12.2cm" svg:y2="9.2cm">
          <text:p/>
        </draw:line>
        <draw:line draw:style-name="gr66" draw:text-style-name="P1" draw:layer="layout" svg:x1="12.2cm" svg:y1="9.2cm" svg:x2="12.2cm" svg:y2="1.8cm">
          <text:p/>
        </draw:line>
        <draw:line draw:style-name="gr66" draw:text-style-name="P1" draw:layer="layout" svg:x1="2.2cm" svg:y1="2.2cm" svg:x2="2.2cm" svg:y2="8.8cm">
          <text:p/>
        </draw:line>
        <draw:line draw:style-name="gr66" draw:text-style-name="P1" draw:layer="layout" svg:x1="2.2cm" svg:y1="8.8cm" svg:x2="6.8cm" svg:y2="8.8cm">
          <text:p/>
        </draw:line>
        <draw:line draw:style-name="gr66" draw:text-style-name="P1" draw:layer="layout" svg:x1="11.8cm" svg:y1="2.2cm" svg:x2="11.8cm" svg:y2="8.8cm">
          <text:p/>
        </draw:line>
        <draw:line draw:style-name="gr66" draw:text-style-name="P1" draw:layer="layout" svg:x1="6.8cm" svg:y1="2.2cm" svg:x2="6.8cm" svg:y2="8.8cm">
          <text:p/>
        </draw:line>
        <draw:line draw:style-name="gr66" draw:text-style-name="P1" draw:layer="layout" svg:x1="7.2cm" svg:y1="2.2cm" svg:x2="7.2cm" svg:y2="8.8cm">
          <text:p/>
        </draw:line>
        <draw:line draw:style-name="gr66" draw:text-style-name="P1" draw:layer="layout" svg:x1="7.2cm" svg:y1="8.8cm" svg:x2="11.8cm" svg:y2="8.8cm">
          <text:p/>
        </draw:line>
        <draw:line draw:style-name="gr66" draw:text-style-name="P1" draw:layer="layout" svg:x1="6cm" svg:y1="2.2cm" svg:x2="6.8cm" svg:y2="2.2cm">
          <text:p/>
        </draw:line>
        <draw:line draw:style-name="gr66" draw:text-style-name="P1" draw:layer="layout" svg:x1="11cm" svg:y1="2.2cm" svg:x2="11.8cm" svg:y2="2.2cm">
          <text:p/>
        </draw:line>
        <draw:line draw:style-name="gr66" draw:text-style-name="P1" draw:layer="layout" svg:x1="11cm" svg:y1="1.8cm" svg:x2="12.2cm" svg:y2="1.8cm">
          <text:p/>
        </draw:line>
        <draw:line draw:style-name="gr66" draw:text-style-name="P1" draw:layer="layout" svg:x1="3cm" svg:y1="1.8cm" svg:x2="3cm" svg:y2="2.2cm">
          <text:p/>
        </draw:line>
        <draw:line draw:style-name="gr66" draw:text-style-name="P1" draw:layer="layout" svg:x1="6cm" svg:y1="1.8cm" svg:x2="6cm" svg:y2="2.2cm">
          <text:p/>
        </draw:line>
        <draw:line draw:style-name="gr66" draw:text-style-name="P1" draw:layer="layout" svg:x1="3cm" svg:y1="2cm" svg:x2="6cm" svg:y2="2cm">
          <text:p/>
        </draw:line>
        <draw:line draw:style-name="gr66" draw:text-style-name="P1" draw:layer="layout" svg:x1="8cm" svg:y1="1.8cm" svg:x2="8cm" svg:y2="2.2cm">
          <text:p/>
        </draw:line>
        <draw:line draw:style-name="gr66" draw:text-style-name="P1" draw:layer="layout" svg:x1="11cm" svg:y1="1.8cm" svg:x2="11cm" svg:y2="2.2cm">
          <text:p/>
        </draw:line>
        <draw:line draw:style-name="gr66" draw:text-style-name="P1" draw:layer="layout" svg:x1="8cm" svg:y1="2cm" svg:x2="11cm" svg:y2="2cm">
          <text:p/>
        </draw:line>
        <draw:line draw:style-name="gr66" draw:text-style-name="P1" draw:layer="layout" svg:x1="2.2cm" svg:y1="2.2cm" svg:x2="3cm" svg:y2="2.2cm">
          <text:p/>
        </draw:line>
        <draw:line draw:style-name="gr68" draw:text-style-name="P1" draw:layer="layout" svg:x1="3cm" svg:y1="2.2cm" svg:x2="6cm" svg:y2="2.2cm">
          <text:p/>
        </draw:line>
        <draw:line draw:style-name="gr66" draw:text-style-name="P1" draw:layer="layout" svg:x1="1.8cm" svg:y1="1.8cm" svg:x2="3cm" svg:y2="1.8cm">
          <text:p/>
        </draw:line>
        <draw:line draw:style-name="gr66" draw:text-style-name="P1" draw:layer="layout" svg:x1="6cm" svg:y1="1.8cm" svg:x2="8cm" svg:y2="1.8cm">
          <text:p/>
        </draw:line>
        <draw:line draw:style-name="gr68" draw:text-style-name="P1" draw:layer="layout" svg:x1="3cm" svg:y1="1.8cm" svg:x2="6cm" svg:y2="1.8cm">
          <text:p/>
        </draw:line>
        <draw:line draw:style-name="gr68" draw:text-style-name="P1" draw:layer="layout" svg:x1="8cm" svg:y1="1.8cm" svg:x2="11cm" svg:y2="1.8cm">
          <text:p/>
        </draw:line>
        <draw:line draw:style-name="gr66" draw:text-style-name="P1" draw:layer="layout" svg:x1="7.2cm" svg:y1="2.2cm" svg:x2="8cm" svg:y2="2.2cm">
          <text:p/>
        </draw:line>
        <draw:line draw:style-name="gr68" draw:text-style-name="P1" draw:layer="layout" svg:x1="8cm" svg:y1="2.2cm" svg:x2="11cm" svg:y2="2.2cm">
          <text:p/>
        </draw:line>
        <draw:line draw:style-name="gr26" draw:text-style-name="P1" draw:layer="layout" svg:x1="1.8cm" svg:y1="2cm" svg:x2="1cm" svg:y2="2cm">
          <text:p/>
        </draw:line>
        <draw:line draw:style-name="gr26" draw:text-style-name="P1" draw:layer="layout" svg:x1="1.8cm" svg:y1="9cm" svg:x2="1cm" svg:y2="9cm">
          <text:p/>
        </draw:line>
        <draw:line draw:style-name="gr25" draw:text-style-name="P1" draw:layer="layout" svg:x1="1.3cm" svg:y1="9.2cm" svg:x2="1.3cm" svg:y2="1.8cm">
          <text:p/>
        </draw:line>
        <draw:frame draw:style-name="gr76" draw:text-style-name="P40" draw:layer="layout" svg:width="3.4cm" svg:height="0.56cm" draw:transform="rotate (1.5707963267946) translate (0.74cm 8.7cm)">
          <draw:text-box>
            <text:p text:style-name="P1"><text:span text:style-name="T45">4,000</text:span></text:p>
          </draw:text-box>
        </draw:frame>
        <draw:line draw:style-name="gr26" draw:text-style-name="P1" draw:layer="layout" svg:x1="2cm" svg:y1="10cm" svg:x2="2cm" svg:y2="9.2cm">
          <text:p/>
        </draw:line>
        <draw:line draw:style-name="gr26" draw:text-style-name="P1" draw:layer="layout" svg:x1="7cm" svg:y1="10cm" svg:x2="7cm" svg:y2="9.2cm">
          <text:p/>
        </draw:line>
        <draw:line draw:style-name="gr26" draw:text-style-name="P1" draw:layer="layout" svg:x1="12cm" svg:y1="10cm" svg:x2="12cm" svg:y2="9.2cm">
          <text:p/>
        </draw:line>
        <draw:line draw:style-name="gr25" draw:text-style-name="P1" draw:layer="layout" svg:x1="1.8cm" svg:y1="9.8cm" svg:x2="12.2cm" svg:y2="9.8cm">
          <text:p/>
        </draw:line>
        <draw:frame draw:style-name="gr77" draw:text-style-name="P40" draw:layer="layout" svg:width="5cm" svg:height="0.56cm" svg:x="2cm" svg:y="9.3cm">
          <draw:text-box>
            <text:p text:style-name="P1"><text:span text:style-name="T45">5,000</text:span></text:p>
          </draw:text-box>
        </draw:frame>
        <draw:frame draw:style-name="gr77" draw:text-style-name="P40" draw:layer="layout" svg:width="5cm" svg:height="0.56cm" svg:x="7cm" svg:y="9.3cm">
          <draw:text-box>
            <text:p text:style-name="P1"><text:span text:style-name="T45">5,000</text:span></text:p>
          </draw:text-box>
        </draw:frame>
        <draw:line draw:style-name="gr26" draw:text-style-name="P1" draw:layer="layout" svg:x1="6.8cm" svg:y1="5cm" svg:x2="2.2cm" svg:y2="5cm">
          <text:p/>
        </draw:line>
        <draw:line draw:style-name="gr26" draw:text-style-name="P1" draw:layer="layout" svg:x1="11.8cm" svg:y1="5cm" svg:x2="7.2cm" svg:y2="5cm">
          <text:p/>
        </draw:line>
        <draw:frame draw:style-name="gr76" draw:text-style-name="P40" draw:layer="layout" svg:width="3.4cm" svg:height="0.56cm" draw:transform="rotate (1.5707963267946) translate (0.74cm 5.3cm)">
          <draw:text-box>
            <text:p text:style-name="P1"><text:span text:style-name="T45">3,000</text:span></text:p>
          </draw:text-box>
        </draw:frame>
        <draw:line draw:style-name="gr26" draw:text-style-name="P1" draw:layer="layout" svg:x1="1.8cm" svg:y1="5cm" svg:x2="1cm" svg:y2="5cm">
          <text:p/>
        </draw:line>
        <draw:custom-shape draw:style-name="gr78" draw:text-style-name="P1" draw:layer="layout" svg:width="5cm" svg:height="0.8cm" svg:x="2cm" svg:y="1cm">
          <text:p/>
          <draw:enhanced-geometry svg:viewBox="0 0 21600 21600" draw:type="rectangle" draw:enhanced-path="M 0 0 L 21600 0 21600 21600 0 21600 0 0 Z N"/>
        </draw:custom-shape>
        <draw:frame draw:style-name="gr63" draw:text-style-name="P41" draw:layer="layout" svg:width="3cm" svg:height="0.534cm" svg:x="3cm" svg:y="1.133cm">
          <draw:text-box>
            <text:p text:style-name="P1"><text:span text:style-name="T46">庇</text:span></text:p>
          </draw:text-box>
        </draw:frame>
        <draw:custom-shape draw:style-name="gr72" draw:text-style-name="P26" draw:layer="layout" svg:width="2.6cm" svg:height="1.5cm" svg:x="3.2cm" svg:y="6.5cm">
          <text:p text:style-name="P1"><text:span text:style-name="T47">発熱体</text:span></text:p>
          <text:p text:style-name="P1"><text:span text:style-name="T12">顕熱対流：</text:span><text:span text:style-name="T12">100W</text:span></text:p>
          <text:p text:style-name="P1"><text:span text:style-name="T12">顕熱放射：</text:span><text:span text:style-name="T12">100W</text:span></text:p>
          <text:p text:style-name="P1"><text:span text:style-name="T12">　　潜熱： </text:span><text:span text:style-name="T12">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3" draw:text-style-name="P30" draw:layer="layout" svg:width="1.5cm" svg:height="0.696cm" svg:x="5cm" svg:y="4.6cm">
          <draw:text-box>
            <text:p text:style-name="P1"><text:span text:style-name="T21">室間換気</text:span></text:p>
            <text:p text:style-name="P1"><text:span text:style-name="T21">10CMH</text:span></text:p>
          </draw:text-box>
        </draw:frame>
        <draw:custom-shape draw:style-name="gr79"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 draw:text-style-name="P30" draw:layer="layout" svg:width="1.5cm" svg:height="0.696cm" svg:x="11.5cm" svg:y="1cm">
          <draw:text-box>
            <text:p text:style-name="P1"><text:span text:style-name="T21">外気導入</text:span></text:p>
            <text:p text:style-name="P1"><text:span text:style-name="T21">10CMH</text:span></text:p>
          </draw:text-box>
        </draw:frame>
        <draw:custom-shape draw:style-name="gr79"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 draw:text-style-name="P30" draw:layer="layout" svg:width="1.5cm" svg:height="0.4cm" svg:x="10cm" svg:y="4.548cm">
          <draw:text-box>
            <text:p text:style-name="P1"><text:span text:style-name="T21">10CMH</text:span></text:p>
          </draw:text-box>
        </draw:frame>
        <draw:custom-shape draw:style-name="gr79"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 draw:text-style-name="P30" draw:layer="layout" svg:width="1.5cm" svg:height="0.696cm" svg:x="12.1cm" svg:y="7.304cm">
          <draw:text-box>
            <text:p text:style-name="P1"><text:span text:style-name="T21">排気</text:span></text:p>
            <text:p text:style-name="P1"><text:span text:style-name="T21">10CMH</text:span></text:p>
          </draw:text-box>
        </draw:frame>
        <draw:frame draw:style-name="gr80" draw:text-style-name="P40" draw:layer="layout" svg:width="3cm" svg:height="0.56cm" svg:x="3cm" svg:y="2.34cm">
          <draw:text-box>
            <text:p text:style-name="P1"><text:span text:style-name="T45">3,000</text:span></text:p>
          </draw:text-box>
        </draw:frame>
        <draw:line draw:style-name="gr26" draw:text-style-name="P1" draw:layer="layout" svg:x1="3cm" svg:y1="3cm" svg:x2="3cm" svg:y2="2.2cm">
          <text:p/>
        </draw:line>
        <draw:line draw:style-name="gr26" draw:text-style-name="P1" draw:layer="layout" svg:x1="6cm" svg:y1="3cm" svg:x2="6cm" svg:y2="2.2cm">
          <text:p/>
        </draw:line>
        <draw:line draw:style-name="gr25" draw:text-style-name="P1" draw:layer="layout" svg:x1="2.8cm" svg:y1="2.9cm" svg:x2="6.2cm" svg:y2="2.9cm">
          <text:p/>
        </draw:line>
        <draw:line draw:style-name="gr66" draw:text-style-name="P1" draw:layer="layout" svg:x1="13.96cm" svg:y1="2.3cm" svg:x2="22.16cm" svg:y2="2.3cm">
          <text:p/>
        </draw:line>
        <draw:line draw:style-name="gr66" draw:text-style-name="P1" draw:layer="layout" svg:x1="14.76cm" svg:y1="2.5cm" svg:x2="14.76cm" svg:y2="3cm">
          <text:p/>
        </draw:line>
        <draw:line draw:style-name="gr66" draw:text-style-name="P1" draw:layer="layout" svg:x1="15.16cm" svg:y1="5cm" svg:x2="15.16cm" svg:y2="5.3cm">
          <text:p/>
        </draw:line>
        <draw:line draw:style-name="gr66" draw:text-style-name="P1" draw:layer="layout" svg:x1="15.16cm" svg:y1="2.7cm" svg:x2="21.76cm" svg:y2="2.7cm">
          <text:p/>
        </draw:line>
        <draw:line draw:style-name="gr66" draw:text-style-name="P1" draw:layer="layout" svg:x1="13cm" svg:y1="5.7cm" svg:x2="23.7cm" svg:y2="5.7cm">
          <text:p/>
        </draw:line>
        <draw:line draw:style-name="gr66" draw:text-style-name="P1" draw:layer="layout" svg:x1="15.16cm" svg:y1="5.3cm" svg:x2="21.76cm" svg:y2="5.3cm">
          <text:p/>
        </draw:line>
        <draw:line draw:style-name="gr66" draw:text-style-name="P1" draw:layer="layout" svg:x1="22.16cm" svg:y1="2.3cm" svg:x2="22.16cm" svg:y2="5.7cm">
          <text:p/>
        </draw:line>
        <draw:line draw:style-name="gr66" draw:text-style-name="P1" draw:layer="layout" svg:x1="21.76cm" svg:y1="2.7cm" svg:x2="21.76cm" svg:y2="5.3cm">
          <text:p/>
        </draw:line>
        <draw:line draw:style-name="gr66" draw:text-style-name="P1" draw:layer="layout" svg:x1="15.16cm" svg:y1="3cm" svg:x2="14.76cm" svg:y2="3cm">
          <text:p/>
        </draw:line>
        <draw:line draw:style-name="gr66" draw:text-style-name="P1" draw:layer="layout" svg:x1="15.16cm" svg:y1="5cm" svg:x2="14.76cm" svg:y2="5cm">
          <text:p/>
        </draw:line>
        <draw:line draw:style-name="gr66" draw:text-style-name="P1" draw:layer="layout" svg:x1="15.16cm" svg:y1="2.7cm" svg:x2="15.16cm" svg:y2="3cm">
          <text:p/>
        </draw:line>
        <draw:line draw:style-name="gr66" draw:text-style-name="P1" draw:layer="layout" svg:x1="14.76cm" svg:y1="5cm" svg:x2="14.76cm" svg:y2="5.7cm">
          <text:p/>
        </draw:line>
        <draw:line draw:style-name="gr68" draw:text-style-name="P1" draw:layer="layout" svg:x1="14.76cm" svg:y1="3cm" svg:x2="14.76cm" svg:y2="5cm">
          <text:p/>
        </draw:line>
        <draw:line draw:style-name="gr68" draw:text-style-name="P1" draw:layer="layout" svg:x1="15.16cm" svg:y1="3cm" svg:x2="15.16cm" svg:y2="5cm">
          <text:p/>
        </draw:line>
        <draw:line draw:style-name="gr66" draw:text-style-name="P1" draw:layer="layout" svg:x1="14.96cm" svg:y1="3cm" svg:x2="14.96cm" svg:y2="5cm">
          <text:p/>
        </draw:line>
        <draw:line draw:style-name="gr26" draw:text-style-name="P1" draw:layer="layout" svg:x1="17.96cm" svg:y1="5.3cm" svg:x2="17.96cm" svg:y2="2.7cm">
          <text:p/>
        </draw:line>
        <draw:line draw:style-name="gr66" draw:text-style-name="P1" draw:layer="layout" svg:x1="14.76cm" svg:y1="2.5cm" svg:x2="13.96cm" svg:y2="2.5cm">
          <text:p/>
        </draw:line>
        <draw:line draw:style-name="gr66" draw:text-style-name="P1" draw:layer="layout" svg:x1="13.96cm" svg:y1="2.3cm" svg:x2="13.96cm" svg:y2="2.5cm">
          <text:p/>
        </draw:line>
        <draw:line draw:style-name="gr26" draw:text-style-name="P1" draw:layer="layout" svg:x1="13.96cm" svg:y1="2.5cm" svg:x2="13.46cm" svg:y2="2.5cm">
          <text:p/>
        </draw:line>
        <draw:line draw:style-name="gr26" draw:text-style-name="P1" draw:layer="layout" svg:x1="14.76cm" svg:y1="5.5cm" svg:x2="13.46cm" svg:y2="5.5cm">
          <text:p/>
        </draw:line>
        <draw:line draw:style-name="gr25" draw:text-style-name="P1" draw:layer="layout" svg:x1="13.66cm" svg:y1="5.7cm" svg:x2="13.66cm" svg:y2="2.3cm">
          <text:p/>
        </draw:line>
        <draw:frame draw:style-name="gr76" draw:text-style-name="P40" draw:layer="layout" svg:width="3.4cm" svg:height="0.56cm" draw:transform="rotate (1.5707963267946) translate (13.1cm 5.7cm)">
          <draw:text-box>
            <text:p text:style-name="P1"><text:span text:style-name="T45">3,000</text:span></text:p>
          </draw:text-box>
        </draw:frame>
        <draw:line draw:style-name="gr26" draw:text-style-name="P1" draw:layer="layout" svg:x1="21.96cm" svg:y1="6.5cm" svg:x2="21.96cm" svg:y2="5.7cm">
          <text:p/>
        </draw:line>
        <draw:line draw:style-name="gr26" draw:text-style-name="P1" draw:layer="layout" svg:x1="14.96cm" svg:y1="6.5cm" svg:x2="14.96cm" svg:y2="5.7cm">
          <text:p/>
        </draw:line>
        <draw:line draw:style-name="gr25" draw:text-style-name="P1" draw:layer="layout" svg:x1="14.76cm" svg:y1="6.3cm" svg:x2="22.16cm" svg:y2="6.3cm">
          <text:p/>
        </draw:line>
        <draw:frame draw:style-name="gr76" draw:text-style-name="P40" draw:layer="layout" svg:width="3.4cm" svg:height="0.56cm" svg:x="14.76cm" svg:y="5.74cm">
          <draw:text-box>
            <text:p text:style-name="P1"><text:span text:style-name="T45">3,000</text:span></text:p>
          </draw:text-box>
        </draw:frame>
        <draw:frame draw:style-name="gr76" draw:text-style-name="P40" draw:layer="layout" svg:width="3.4cm" svg:height="0.56cm" svg:x="18.26cm" svg:y="5.7cm">
          <draw:text-box>
            <text:p text:style-name="P1"><text:span text:style-name="T45">4,000</text:span></text:p>
          </draw:text-box>
        </draw:frame>
        <draw:line draw:style-name="gr26" draw:text-style-name="P1" draw:layer="layout" svg:x1="17.96cm" svg:y1="6.5cm" svg:x2="17.96cm" svg:y2="5.7cm">
          <text:p/>
        </draw:line>
        <draw:frame draw:style-name="gr81" draw:text-style-name="P42" draw:layer="layout" svg:width="2cm" svg:height="0.548cm" svg:x="10.1cm" svg:y="10.352cm">
          <draw:text-box>
            <text:p text:style-name="P1"><text:span text:style-name="T48">平面図</text:span></text:p>
          </draw:text-box>
        </draw:frame>
        <draw:frame draw:style-name="gr81" draw:text-style-name="P42" draw:layer="layout" svg:width="2cm" svg:height="0.548cm" svg:x="19.5cm" svg:y="6.852cm">
          <draw:text-box>
            <text:p text:style-name="P1"><text:span text:style-name="T48">断面図</text:span></text:p>
          </draw:text-box>
        </draw:frame>
        <draw:circle draw:style-name="gr82" draw:text-style-name="P1" draw:layer="layout" svg:width="1cm" svg:height="1cm" svg:x="14cm" svg:y="8cm">
          <text:p/>
        </draw:circle>
        <draw:polygon draw:style-name="gr83" draw:text-style-name="P1" draw:layer="layout" svg:width="-0.599cm" svg:height="-0.899cm" svg:x="14.8cm" svg:y="9cm" svg:viewBox="0 0 -600 -900" draw:points="300,-18000 0,-17100 600,-17100">
          <text:p/>
        </draw:polygon>
        <draw:frame draw:style-name="gr76" draw:text-style-name="P40" draw:layer="layout" svg:width="3.4cm" svg:height="0.56cm" draw:transform="rotate (1.5707963267946) translate (15.34cm 5.7cm)">
          <draw:text-box>
            <text:p text:style-name="P1"><text:span text:style-name="T45">2,000</text:span></text:p>
          </draw:text-box>
        </draw:frame>
        <draw:line draw:style-name="gr26" draw:text-style-name="P1" draw:layer="layout" svg:x1="16cm" svg:y1="3cm" svg:x2="15.2cm" svg:y2="3cm">
          <text:p/>
        </draw:line>
        <draw:line draw:style-name="gr26" draw:text-style-name="P1" draw:layer="layout" svg:x1="16cm" svg:y1="5cm" svg:x2="15.2cm" svg:y2="5cm">
          <text:p/>
        </draw:line>
        <draw:line draw:style-name="gr25" draw:text-style-name="P1" draw:layer="layout" svg:x1="15.9cm" svg:y1="5.1cm" svg:x2="15.9cm" svg:y2="2.9cm">
          <text:p/>
        </draw:line>
        <draw:frame draw:style-name="gr63" draw:text-style-name="P43" draw:layer="layout" svg:width="1cm" svg:height="0.475cm" svg:x="14cm" svg:y="7.563cm">
          <draw:text-box>
            <text:p text:style-name="P1"><text:span text:style-name="T48">S</text:span></text:p>
          </draw:text-box>
        </draw:frame>
        <draw:frame draw:style-name="gr63" draw:text-style-name="P43" draw:layer="layout" svg:width="1cm" svg:height="0.475cm" svg:x="14cm" svg:y="9.025cm">
          <draw:text-box>
            <text:p text:style-name="P1"><text:span text:style-name="T48">N</text:span></text:p>
          </draw:text-box>
        </draw:frame>
        <draw:line draw:style-name="gr66" draw:text-style-name="P1" draw:layer="layout" svg:x1="1.8cm" svg:y1="14.8cm" svg:x2="1.8cm" svg:y2="22.2cm">
          <text:p/>
        </draw:line>
        <draw:line draw:style-name="gr66" draw:text-style-name="P1" draw:layer="layout" svg:x1="1.8cm" svg:y1="22.2cm" svg:x2="7.2cm" svg:y2="22.2cm">
          <text:p/>
        </draw:line>
        <draw:line draw:style-name="gr66" draw:text-style-name="P1" draw:layer="layout" svg:x1="2.2cm" svg:y1="15.2cm" svg:x2="2.2cm" svg:y2="21.8cm">
          <text:p/>
        </draw:line>
        <draw:line draw:style-name="gr66" draw:text-style-name="P1" draw:layer="layout" svg:x1="2.2cm" svg:y1="21.8cm" svg:x2="6.8cm" svg:y2="21.8cm">
          <text:p/>
        </draw:line>
        <draw:line draw:style-name="gr66" draw:text-style-name="P1" draw:layer="layout" svg:x1="6.8cm" svg:y1="15.2cm" svg:x2="6.8cm" svg:y2="21.8cm">
          <text:p/>
        </draw:line>
        <draw:line draw:style-name="gr66" draw:text-style-name="P1" draw:layer="layout" svg:x1="7.2cm" svg:y1="14.8cm" svg:x2="7.2cm" svg:y2="22.2cm">
          <text:p/>
        </draw:line>
        <draw:line draw:style-name="gr66" draw:text-style-name="P1" draw:layer="layout" svg:x1="6cm" svg:y1="15.2cm" svg:x2="6.8cm" svg:y2="15.2cm">
          <text:p/>
        </draw:line>
        <draw:line draw:style-name="gr66" draw:text-style-name="P1" draw:layer="layout" svg:x1="3cm" svg:y1="14.8cm" svg:x2="3cm" svg:y2="15.2cm">
          <text:p/>
        </draw:line>
        <draw:line draw:style-name="gr66" draw:text-style-name="P1" draw:layer="layout" svg:x1="6cm" svg:y1="14.8cm" svg:x2="6cm" svg:y2="15.2cm">
          <text:p/>
        </draw:line>
        <draw:line draw:style-name="gr66" draw:text-style-name="P1" draw:layer="layout" svg:x1="3cm" svg:y1="15cm" svg:x2="6cm" svg:y2="15cm">
          <text:p/>
        </draw:line>
        <draw:line draw:style-name="gr66" draw:text-style-name="P1" draw:layer="layout" svg:x1="2.2cm" svg:y1="15.2cm" svg:x2="3cm" svg:y2="15.2cm">
          <text:p/>
        </draw:line>
        <draw:line draw:style-name="gr68" draw:text-style-name="P1" draw:layer="layout" svg:x1="3cm" svg:y1="15.2cm" svg:x2="6cm" svg:y2="15.2cm">
          <text:p/>
        </draw:line>
        <draw:line draw:style-name="gr66" draw:text-style-name="P1" draw:layer="layout" svg:x1="1.8cm" svg:y1="14.8cm" svg:x2="3cm" svg:y2="14.8cm">
          <text:p/>
        </draw:line>
        <draw:line draw:style-name="gr66" draw:text-style-name="P1" draw:layer="layout" svg:x1="6cm" svg:y1="14.8cm" svg:x2="7.2cm" svg:y2="14.8cm">
          <text:p/>
        </draw:line>
        <draw:line draw:style-name="gr68" draw:text-style-name="P1" draw:layer="layout" svg:x1="3cm" svg:y1="14.8cm" svg:x2="6cm" svg:y2="14.8cm">
          <text:p/>
        </draw:line>
        <draw:line draw:style-name="gr26" draw:text-style-name="P1" draw:layer="layout" svg:x1="6.8cm" svg:y1="18cm" svg:x2="2.2cm" svg:y2="18cm">
          <text:p/>
        </draw:line>
        <draw:circle draw:style-name="gr84" draw:text-style-name="P1" draw:layer="layout" svg:width="0.2cm" svg:height="0.2cm" svg:x="4.4cm" svg:y="16.6cm">
          <text:p/>
        </draw:circle>
        <draw:circle draw:style-name="gr84" draw:text-style-name="P1" draw:layer="layout" svg:width="0.2cm" svg:height="0.2cm" svg:x="4.4cm" svg:y="19.7cm">
          <text:p/>
        </draw:circle>
        <draw:custom-shape draw:style-name="gr85"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5"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5"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5"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5"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5"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3" draw:text-style-name="P30" draw:layer="layout" svg:width="1.5cm" svg:height="0.4cm" svg:x="2.9cm" svg:y="15.3cm">
          <draw:text-box>
            <text:p text:style-name="P1"><text:span text:style-name="T21">W1</text:span></text:p>
          </draw:text-box>
        </draw:frame>
        <draw:frame draw:style-name="gr63" draw:text-style-name="P30" draw:layer="layout" svg:width="1.5cm" svg:height="0.4cm" svg:x="1.9cm" svg:y="15.9cm">
          <draw:text-box>
            <text:p text:style-name="P1"><text:span text:style-name="T21">W2</text:span></text:p>
          </draw:text-box>
        </draw:frame>
        <draw:frame draw:style-name="gr63" draw:text-style-name="P30" draw:layer="layout" svg:width="1.5cm" svg:height="0.4cm" svg:x="5.6cm" svg:y="15.9cm">
          <draw:text-box>
            <text:p text:style-name="P1"><text:span text:style-name="T21">W3</text:span></text:p>
          </draw:text-box>
        </draw:frame>
        <draw:frame draw:style-name="gr63" draw:text-style-name="P30" draw:layer="layout" svg:width="1.5cm" svg:height="0.4cm" svg:x="2.9cm" svg:y="21.3cm">
          <draw:text-box>
            <text:p text:style-name="P1"><text:span text:style-name="T21">W6</text:span></text:p>
          </draw:text-box>
        </draw:frame>
        <draw:frame draw:style-name="gr63" draw:text-style-name="P30" draw:layer="layout" svg:width="1.5cm" svg:height="0.4cm" svg:x="1.9cm" svg:y="18.9cm">
          <draw:text-box>
            <text:p text:style-name="P1"><text:span text:style-name="T21">W4</text:span></text:p>
          </draw:text-box>
        </draw:frame>
        <draw:frame draw:style-name="gr63" draw:text-style-name="P30" draw:layer="layout" svg:width="1.5cm" svg:height="0.4cm" svg:x="5.6cm" svg:y="18.9cm">
          <draw:text-box>
            <text:p text:style-name="P1"><text:span text:style-name="T21">W5</text:span></text:p>
          </draw:text-box>
        </draw:frame>
        <draw:frame draw:style-name="gr63" draw:text-style-name="P30" draw:layer="layout" svg:width="1.5cm" svg:height="0.4cm" svg:x="3.5cm" svg:y="16.9cm">
          <draw:text-box>
            <text:p text:style-name="P1"><text:span text:style-name="T21">Z1</text:span></text:p>
          </draw:text-box>
        </draw:frame>
        <draw:frame draw:style-name="gr63" draw:text-style-name="P30" draw:layer="layout" svg:width="1.5cm" svg:height="0.4cm" svg:x="3.5cm" svg:y="20cm">
          <draw:text-box>
            <text:p text:style-name="P1"><text:span text:style-name="T21">Z2</text:span></text:p>
          </draw:text-box>
        </draw:frame>
        <draw:line draw:style-name="gr66" draw:text-style-name="P1" draw:layer="layout" svg:x1="8.8cm" svg:y1="14.8cm" svg:x2="8.8cm" svg:y2="22.2cm">
          <text:p/>
        </draw:line>
        <draw:line draw:style-name="gr66" draw:text-style-name="P1" draw:layer="layout" svg:x1="8.8cm" svg:y1="22.2cm" svg:x2="14.2cm" svg:y2="22.2cm">
          <text:p/>
        </draw:line>
        <draw:line draw:style-name="gr66" draw:text-style-name="P1" draw:id="id35" draw:layer="layout" svg:x1="9.2cm" svg:y1="18cm" svg:x2="9.2cm" svg:y2="21.8cm">
          <text:p/>
        </draw:line>
        <draw:line draw:style-name="gr66" draw:text-style-name="P1" draw:id="id34" draw:layer="layout" svg:x1="9.2cm" svg:y1="21.8cm" svg:x2="13.8cm" svg:y2="21.8cm">
          <text:p/>
        </draw:line>
        <draw:line draw:style-name="gr66" draw:text-style-name="P1" draw:layer="layout" svg:x1="14.2cm" svg:y1="14.8cm" svg:x2="14.2cm" svg:y2="22.2cm">
          <text:p/>
        </draw:line>
        <draw:line draw:style-name="gr66" draw:text-style-name="P1" draw:layer="layout" svg:x1="13cm" svg:y1="15.2cm" svg:x2="13.8cm" svg:y2="15.2cm">
          <text:p/>
        </draw:line>
        <draw:line draw:style-name="gr66" draw:text-style-name="P1" draw:layer="layout" svg:x1="10cm" svg:y1="14.8cm" svg:x2="10cm" svg:y2="15.2cm">
          <text:p/>
        </draw:line>
        <draw:line draw:style-name="gr66" draw:text-style-name="P1" draw:layer="layout" svg:x1="13cm" svg:y1="14.8cm" svg:x2="13cm" svg:y2="15.2cm">
          <text:p/>
        </draw:line>
        <draw:line draw:style-name="gr66" draw:text-style-name="P1" draw:layer="layout" svg:x1="10cm" svg:y1="15cm" svg:x2="13cm" svg:y2="15cm">
          <text:p/>
        </draw:line>
        <draw:line draw:style-name="gr66" draw:text-style-name="P1" draw:layer="layout" svg:x1="9.2cm" svg:y1="15.2cm" svg:x2="10cm" svg:y2="15.2cm">
          <text:p/>
        </draw:line>
        <draw:line draw:style-name="gr68" draw:text-style-name="P1" draw:id="id39" draw:layer="layout" svg:x1="10cm" svg:y1="15.2cm" svg:x2="13cm" svg:y2="15.2cm">
          <text:p/>
        </draw:line>
        <draw:line draw:style-name="gr66" draw:text-style-name="P1" draw:layer="layout" svg:x1="8.8cm" svg:y1="14.8cm" svg:x2="10cm" svg:y2="14.8cm">
          <text:p/>
        </draw:line>
        <draw:line draw:style-name="gr66" draw:text-style-name="P1" draw:layer="layout" svg:x1="13cm" svg:y1="14.8cm" svg:x2="14.2cm" svg:y2="14.8cm">
          <text:p/>
        </draw:line>
        <draw:line draw:style-name="gr68" draw:text-style-name="P1" draw:layer="layout" svg:x1="10cm" svg:y1="14.8cm" svg:x2="13cm" svg:y2="14.8cm">
          <text:p/>
        </draw:line>
        <draw:line draw:style-name="gr26" draw:text-style-name="P1" draw:layer="layout" svg:x1="13.8cm" svg:y1="18cm" svg:x2="9.2cm" svg:y2="18cm">
          <text:p/>
        </draw:line>
        <draw:frame draw:style-name="gr63" draw:text-style-name="P30" draw:layer="layout" svg:width="1.5cm" svg:height="0.4cm" svg:x="9.9cm" svg:y="15.3cm">
          <draw:text-box>
            <text:p text:style-name="P1"><text:span text:style-name="T21">W1</text:span></text:p>
          </draw:text-box>
        </draw:frame>
        <draw:frame draw:style-name="gr63" draw:text-style-name="P30" draw:layer="layout" svg:width="1.5cm" svg:height="0.4cm" svg:x="8.9cm" svg:y="15.9cm">
          <draw:text-box>
            <text:p text:style-name="P1"><text:span text:style-name="T21">W2</text:span></text:p>
          </draw:text-box>
        </draw:frame>
        <draw:frame draw:style-name="gr63" draw:text-style-name="P30" draw:layer="layout" svg:width="1.5cm" svg:height="0.4cm" svg:x="12.6cm" svg:y="15.9cm">
          <draw:text-box>
            <text:p text:style-name="P1"><text:span text:style-name="T21">W3</text:span></text:p>
          </draw:text-box>
        </draw:frame>
        <draw:frame draw:style-name="gr63" draw:text-style-name="P30" draw:layer="layout" svg:width="1.5cm" svg:height="0.4cm" svg:x="9.9cm" svg:y="21.3cm">
          <draw:text-box>
            <text:p text:style-name="P1"><text:span text:style-name="T21">W6</text:span></text:p>
          </draw:text-box>
        </draw:frame>
        <draw:frame draw:style-name="gr63" draw:text-style-name="P30" draw:layer="layout" svg:width="1.5cm" svg:height="0.4cm" svg:x="8.9cm" svg:y="18.9cm">
          <draw:text-box>
            <text:p text:style-name="P1"><text:span text:style-name="T21">W4</text:span></text:p>
          </draw:text-box>
        </draw:frame>
        <draw:frame draw:style-name="gr63" draw:text-style-name="P30" draw:layer="layout" svg:width="1.5cm" svg:height="0.4cm" svg:x="12.6cm" svg:y="18.9cm">
          <draw:text-box>
            <text:p text:style-name="P1"><text:span text:style-name="T21">W5</text:span></text:p>
          </draw:text-box>
        </draw:frame>
        <draw:line draw:style-name="gr66" draw:text-style-name="P1" draw:id="id38" draw:layer="layout" svg:x1="9.2cm" svg:y1="15.2cm" svg:x2="9.2cm" svg:y2="18cm">
          <text:p/>
        </draw:line>
        <draw:line draw:style-name="gr66" draw:text-style-name="P1" draw:id="id36" draw:layer="layout" svg:x1="13.8cm" svg:y1="18cm" svg:x2="13.8cm" svg:y2="21.8cm">
          <text:p/>
        </draw:line>
        <draw:line draw:style-name="gr66" draw:text-style-name="P1" draw:id="id37" draw:layer="layout" svg:x1="13.8cm" svg:y1="15.2cm" svg:x2="13.8cm" svg:y2="18cm">
          <text:p/>
        </draw:line>
        <draw:connector draw:style-name="gr86" draw:text-style-name="P1" draw:layer="layout" draw:type="line" svg:x1="11.5cm" svg:y1="21.8cm" svg:x2="9.2cm" svg:y2="19.9cm" draw:start-shape="id34" draw:start-glue-point="0" draw:end-shape="id35" draw:end-glue-point="1" svg:d="m11500 21800-2300-1900">
          <text:p/>
        </draw:connector>
        <draw:connector draw:style-name="gr86" draw:text-style-name="P1" draw:layer="layout" draw:type="line" svg:x1="11.5cm" svg:y1="21.8cm" svg:x2="13.8cm" svg:y2="19.9cm" draw:start-shape="id34" draw:start-glue-point="0" draw:end-shape="id36" draw:end-glue-point="1" svg:d="m11500 21800 2300-1900">
          <text:p/>
        </draw:connector>
        <draw:connector draw:style-name="gr86" draw:text-style-name="P1" draw:layer="layout" draw:type="line" svg:x1="11.5cm" svg:y1="21.8cm" svg:x2="13.8cm" svg:y2="16.6cm" draw:start-shape="id34" draw:start-glue-point="0" draw:end-shape="id37" draw:end-glue-point="1" svg:d="m11500 21800 2300-5200">
          <text:p/>
        </draw:connector>
        <draw:connector draw:style-name="gr86" draw:text-style-name="P1" draw:layer="layout" draw:type="line" svg:x1="11.5cm" svg:y1="21.8cm" svg:x2="9.2cm" svg:y2="16.6cm" draw:start-shape="id34" draw:start-glue-point="0" draw:end-shape="id38" draw:end-glue-point="1" svg:d="m11500 21800-2300-5200">
          <text:p/>
        </draw:connector>
        <draw:connector draw:style-name="gr86" draw:text-style-name="P1" draw:layer="layout" draw:type="line" svg:x1="11.5cm" svg:y1="21.8cm" svg:x2="11.5cm" svg:y2="15.2cm" draw:start-shape="id34" draw:start-glue-point="0" draw:end-shape="id39" draw:end-glue-point="0" svg:d="m11500 21800v-6600">
          <text:p/>
        </draw:connector>
        <draw:connector draw:style-name="gr86" draw:text-style-name="P1" draw:layer="layout" draw:type="line" svg:x1="13.8cm" svg:y1="19.9cm" svg:x2="9.2cm" svg:y2="19.9cm" draw:start-shape="id36" draw:start-glue-point="1" draw:end-shape="id35" draw:end-glue-point="1" svg:d="m13800 19900h-4600">
          <text:p/>
        </draw:connector>
        <draw:connector draw:style-name="gr86" draw:text-style-name="P1" draw:layer="layout" draw:type="line" svg:x1="13.8cm" svg:y1="16.6cm" svg:x2="9.2cm" svg:y2="19.9cm" draw:start-shape="id37" draw:start-glue-point="1" draw:end-shape="id35" draw:end-glue-point="1" svg:d="m13800 16600-4600 3300">
          <text:p/>
        </draw:connector>
        <draw:connector draw:style-name="gr86" draw:text-style-name="P1" draw:layer="layout" draw:type="line" svg:x1="11.5cm" svg:y1="15.2cm" svg:x2="9.2cm" svg:y2="19.9cm" draw:start-shape="id39" draw:start-glue-point="0" svg:d="m11500 15200-2300 4700">
          <text:p/>
        </draw:connector>
        <draw:connector draw:style-name="gr86" draw:text-style-name="P1" draw:layer="layout" draw:type="line" svg:x1="13.8cm" svg:y1="19.9cm" svg:x2="9.2cm" svg:y2="16.6cm" draw:start-shape="id36" draw:start-glue-point="1" draw:end-shape="id38" draw:end-glue-point="1" svg:d="m13800 19900-4600-3300">
          <text:p/>
        </draw:connector>
        <draw:connector draw:style-name="gr86" draw:text-style-name="P1" draw:layer="layout" draw:type="line" svg:x1="13.8cm" svg:y1="19.9cm" svg:x2="11.5cm" svg:y2="15.2cm" draw:start-shape="id36" draw:start-glue-point="1" draw:end-shape="id39" draw:end-glue-point="0" svg:d="m13800 19900-2300-4700">
          <text:p/>
        </draw:connector>
        <draw:connector draw:style-name="gr86" draw:text-style-name="P1" draw:layer="layout" draw:type="line" svg:x1="13.8cm" svg:y1="16.6cm" svg:x2="9.2cm" svg:y2="16.6cm" draw:start-shape="id37" draw:start-glue-point="1" draw:end-shape="id38" draw:end-glue-point="1" svg:d="m13800 16600h-4600">
          <text:p/>
        </draw:connector>
        <draw:connector draw:style-name="gr86" draw:text-style-name="P1" draw:layer="layout" draw:type="line" svg:x1="13.8cm" svg:y1="16.6cm" svg:x2="11.5cm" svg:y2="15.2cm" draw:start-shape="id37" draw:start-glue-point="1" draw:end-shape="id39" draw:end-glue-point="0" svg:d="m13800 16600-2300-1400">
          <text:p/>
        </draw:connector>
        <draw:connector draw:style-name="gr86" draw:text-style-name="P1" draw:layer="layout" draw:type="line" svg:x1="9.2cm" svg:y1="16.6cm" svg:x2="11.5cm" svg:y2="15.2cm" draw:start-shape="id38" draw:start-glue-point="1" draw:end-shape="id39" draw:end-glue-point="0" svg:d="m9200 16600 2300-1400">
          <text:p/>
        </draw:connector>
        <draw:frame draw:style-name="gr81" draw:text-style-name="P42" draw:layer="layout" svg:width="3.9cm" svg:height="0.548cm" svg:x="1.8cm" svg:y="13.952cm">
          <draw:text-box>
            <text:p text:style-name="P1"><text:span text:style-name="T48">対流による熱移動</text:span></text:p>
          </draw:text-box>
        </draw:frame>
        <draw:frame draw:style-name="gr81" draw:text-style-name="P42" draw:layer="layout" svg:width="3.9cm" svg:height="0.548cm" svg:x="8.8cm" svg:y="13.952cm">
          <draw:text-box>
            <text:p text:style-name="P1"><text:span text:style-name="T48">放射による熱移動</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3-07T12:19:32.20</dc:date>
    <meta:editing-duration>PT13H50M53S</meta:editing-duration>
    <meta:editing-cycles>54</meta:editing-cycles>
    <meta:generator>OpenOffice.org/3.2$Win32 OpenOffice.org_project/320m12$Build-9483</meta:generator>
    <meta:document-statistic meta:object-count="534"/>
  </office:meta>
</office:document-meta>
</file>